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33cm" fo:min-width="3.31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2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2.89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2.35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583cm" svg:x="13.847cm" svg:y="3.2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S:[35,39.5]§svg§600§FALSE§</svg:desc>
          <draw:g>
            <draw:path draw:style-name="gr2" draw:text-style-name="P2" draw:layer="layout" svg:width="2.487cm" svg:height="0.439cm" svg:x="14.519cm" svg:y="3.37cm" svg:viewBox="0 0 2488 440" svg:d="M1244 440c-415 0-829 0-1244 0 0-147 0-293 0-440 829 0 1659 0 2488 0 0 147 0 293 0 440-415 0-829 0-1244 0z">
              <text:p/>
            </draw:path>
            <draw:path draw:style-name="gr3" draw:text-style-name="P3" draw:layer="layout" svg:width="0.291cm" svg:height="0.355cm" svg:x="14.519cm" svg:y="3.367cm" svg:viewBox="0 0 292 356" svg:d="M292 4c0-1-1-4-5-4-3 0-3 0-9 7-7 9-15 19-23 28-13-22-40-35-70-35-63 0-122 56-122 116 0 39 25 61 50 70 18 4 36 8 54 12s44 13 44 52c0 45-40 91-88 91-32 0-87-11-87-72 0-12 3-23 5-26 0-3 0-3 0-4 0-4-3-4-6-4s-3 0-4 1c-3 2-31 113-31 114 0 3 3 6 6 6 2 0 2 0 9-7 8-9 16-19 24-28 21 28 55 35 83 35 67 0 124-66 124-126 0-33-15-50-24-57-11-11-18-14-61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051cm" svg:height="0.21cm" svg:x="15.003cm" svg:y="3.501cm" svg:viewBox="0 0 52 211" svg:d="M52 27c0-16-13-27-27-27s-25 12-25 27c0 14 11 25 25 25s27-12 27-25zM52 186c0-16-13-27-27-27s-25 12-25 27c0 14 11 25 25 25s27-11 27-25z">
              <text:p/>
            </draw:path>
            <draw:path draw:style-name="gr3" draw:text-style-name="P3" draw:layer="layout" svg:width="0.066cm" svg:height="0.489cm" svg:x="15.291cm" svg:y="3.345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3cm" svg:height="0.336cm" svg:x="15.391cm" svg:y="3.387cm" svg:viewBox="0 0 204 337" svg:d="M122 154c40-14 68-48 68-87 0-40-43-67-89-67-51 0-88 29-88 66 0 16 11 26 25 26 15 0 25-11 25-25 0-25-22-25-31-25 16-24 48-31 66-31 21 0 48 11 48 56 0 6-2 34-14 56-16 22-31 25-44 25-4 0-15 1-19 1-5 0-7 2-7 6 0 6 2 6 11 6 7 0 15 0 22 0 39 0 58 33 58 81 0 67-34 81-55 81s-59-9-76-38c17 3 33-9 33-27s-13-28-27-28c-13 0-28 7-28 30 0 44 46 77 99 77 61 0 105-45 105-95 0-41-30-79-82-88z">
              <text:p/>
            </draw:path>
            <draw:path draw:style-name="gr3" draw:text-style-name="P3" draw:layer="layout" svg:width="0.195cm" svg:height="0.336cm" svg:x="15.64cm" svg:y="3.387cm" svg:viewBox="0 0 196 337" svg:d="M196 228c0-59-39-108-92-108-24 0-45 8-63 25 0-32 0-64 0-96 9 4 26 7 42 7 60 0 95-45 95-50s-2-6-6-6c-1 0-1 0-4 1-10 5-34 14-66 14-19 0-43-4-66-14-4-1-3-1-5-1-6 0-6 4-6 11 0 49 0 97 0 145 0 10 0 13 7 13 4 0 4-1 7-4 6-7 24-34 63-34 25 0 38 23 42 31 7 18 9 38 9 61 0 17 0 48-12 67-12 20-30 33-53 33-35 0-63-27-71-55 1 0 3 0 8 0 16 0 24-12 24-24s-8-23-24-23c-7 0-25 4-25 26 0 42 35 90 90 90 57 0 106-48 106-109z">
              <text:p/>
            </draw:path>
            <draw:path draw:style-name="gr3" draw:text-style-name="P3" draw:layer="layout" svg:width="0.056cm" svg:height="0.146cm" svg:x="15.904cm" svg:y="3.661cm" svg:viewBox="0 0 57 147" svg:d="M57 52c0-32-12-52-32-52-15 0-25 13-25 27 0 12 10 25 25 25 6 0 13-2 17-6 3-1 2-1 3-1s1 0 1 7c0 36-17 65-33 81-6 5-6 7-6 8 0 3 3 6 6 6 5 0 44-38 44-95z">
              <text:p/>
            </draw:path>
            <draw:path draw:style-name="gr3" draw:text-style-name="P3" draw:layer="layout" svg:width="0.203cm" svg:height="0.336cm" svg:x="16.1cm" svg:y="3.387cm" svg:viewBox="0 0 204 337" svg:d="M122 154c40-14 70-48 70-87 0-40-44-67-91-67-51 0-87 29-87 66 0 16 10 26 25 26 16 0 25-11 25-25 0-25-23-25-30-25 15-24 47-31 64-31 21 0 48 11 48 56 0 6 0 34-14 56s-31 25-44 25c-4 0-15 1-19 1-3 0-7 2-7 6 0 6 4 6 12 6 7 0 14 0 21 0 41 0 59 33 59 81 0 67-34 81-56 81-21 0-57-9-76-38 19 3 34-9 34-27s-14-28-28-28c-13 0-28 7-28 30 0 44 46 77 99 77 61 0 105-45 105-95 0-41-30-79-82-88z">
              <text:p/>
            </draw:path>
            <draw:path draw:style-name="gr3" draw:text-style-name="P3" draw:layer="layout" svg:width="0.203cm" svg:height="0.336cm" svg:x="16.346cm" svg:y="3.387cm" svg:viewBox="0 0 204 337" svg:d="M160 170c0 5 0 11 0 16 0 114-52 137-80 137-9 0-35-2-48-19 21 0 25-14 25-22 0-15-11-22-22-22-8 0-22 4-22 23 0 33 26 54 67 54 64 0 124-68 124-172 0-133-57-165-100-165-27 0-52 8-73 31-20 22-31 42-31 79 0 60 43 109 98 109 31 0 50-21 62-49zM98 208c-7 0-29 0-45-31-10-18-10-43-10-67 0-26 0-50 12-67 12-25 32-32 49-32 22 0 39 17 47 39 6 16 7 46 7 70 0 41-17 88-60 88z">
              <text:p/>
            </draw:path>
            <draw:path draw:style-name="gr3" draw:text-style-name="P3" draw:layer="layout" svg:width="0.051cm" svg:height="0.051cm" svg:x="16.614cm" svg:y="3.661cm" svg:viewBox="0 0 52 52" svg:d="M52 27c0-16-11-27-25-27-15 0-27 12-27 27 0 14 12 25 27 25 14 0 25-12 25-25z">
              <text:p/>
            </draw:path>
            <draw:path draw:style-name="gr3" draw:text-style-name="P3" draw:layer="layout" svg:width="0.195cm" svg:height="0.336cm" svg:x="16.733cm" svg:y="3.387cm" svg:viewBox="0 0 196 337" svg:d="M196 228c0-59-41-108-94-108-24 0-45 8-61 25 0-32 0-64 0-96 9 4 25 7 42 7 60 0 93-45 93-50s-1-6-4-6c-1 0-1 0-4 1-10 5-34 14-67 14-20 0-42-4-65-14-4-1-5-1-7-1-4 0-4 4-4 11 0 49 0 97 0 145 0 10 0 13 7 13 3 0 4-1 6-4 5-7 24-34 64-34 25 0 38 23 41 31 8 18 10 38 10 61 0 17 0 48-13 67-11 20-29 33-52 33-36 0-64-27-73-55 2 0 3 0 9 0 17 0 25-12 25-24s-8-23-25-23c-7 0-24 4-24 26 0 42 34 90 88 90 58 0 108-48 108-109z">
              <text:p/>
            </draw:path>
            <draw:path draw:style-name="gr3" draw:text-style-name="P3" draw:layer="layout" svg:width="0.066cm" svg:height="0.489cm" svg:x="16.965cm" svg:y="3.345cm" svg:viewBox="0 0 67 490" svg:d="M67 0c-22 0-45 0-67 0 0 7 0 13 0 20 16 0 32 0 48 0 0 150 0 300 0 451-16 0-32 0-48 0 0 6 0 13 0 19 22 0 45 0 67 0 0-163 0-327 0-490z">
              <text:p/>
            </draw:path>
          </draw:g>
        </draw:g>
        <draw:g>
          <svg:title>TexMaths</svg:title>
          <svg:desc>14§display§\bar{x}=(0,0,0.5,0)^T§svg§600§FALSE§</svg:desc>
          <draw:g>
            <draw:path draw:style-name="gr2" draw:text-style-name="P2" draw:layer="layout" svg:width="3.561cm" svg:height="0.505cm" svg:x="13.97cm" svg:y="4.001cm" svg:viewBox="0 0 3562 506" svg:d="M0 0c1187 0 2374 0 3562 0 0 169 0 337 0 506-1188 0-2375 0-3562 0 0-169 0-337 0-506z">
              <text:p/>
            </draw:path>
            <draw:path draw:style-name="gr3" draw:text-style-name="P3" draw:layer="layout" svg:width="0.175cm" svg:height="0.014cm" svg:x="14.011cm" svg:y="4.121cm" svg:viewBox="0 0 176 15" svg:d="M0 0c59 0 118 0 176 0 0 5 0 10 0 15-58 0-117 0-176 0 0-5 0-10 0-15z">
              <text:p/>
            </draw:path>
            <draw:path draw:style-name="gr3" draw:text-style-name="P3" draw:layer="layout" svg:width="0.244cm" svg:height="0.22cm" svg:x="13.959cm" svg:y="4.194cm" svg:viewBox="0 0 245 221" svg:d="M150 68c3-12 15-58 49-58 3 0 14 0 25 7-14 3-24 14-24 26 0 7 6 17 18 17s27-8 27-28c0-26-29-32-46-32-28 0-45 25-51 36-12-32-39-36-53-36-52 0-80 63-80 75 0 5 4 3 6 5 4 0 6-2 7-6 17-52 49-64 66-64 10 0 26 4 26 33 0 16-8 48-26 116-9 31-25 52-46 52-5 0-16 0-26-7 13-3 24-13 24-27 0-12-11-16-18-16-15 0-28 12-28 28 0 22 25 32 46 32 32 0 51-34 52-37 6 19 24 37 53 37 51 0 79-63 79-76 0-4-5-4-6-4-4 0-6 1-7 6-15 51-49 64-64 64-20 0-28-17-28-34 0-9 4-21 8-41 6-23 11-45 17-68z">
              <text:p/>
            </draw:path>
            <draw:path draw:style-name="gr3" draw:text-style-name="P3" draw:layer="layout" svg:width="0.326cm" svg:height="0.114cm" svg:x="14.39cm" svg:y="4.23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3" draw:text-style-name="P3" draw:layer="layout" svg:width="0.112cm" svg:height="0.488cm" svg:x="14.93cm" svg:y="4.043cm" svg:viewBox="0 0 113 489" svg:d="M113 483c0-1 0-1-7-9-61-62-78-155-78-230 0-85 20-170 80-231 5-6 5-7 5-9 0-3-1-4-4-4-5 0-49 32-78 95-25 54-31 108-31 149 0 38 6 98 32 153 30 60 72 92 77 92 3 0 4-1 4-6z">
              <text:p/>
            </draw:path>
            <draw:path draw:style-name="gr3" draw:text-style-name="P3" draw:layer="layout" svg:width="0.205cm" svg:height="0.336cm" svg:x="15.093cm" svg:y="4.084cm" svg:viewBox="0 0 206 337" svg:d="M206 169c0-39-2-78-20-115-22-46-63-54-82-54-30 0-66 13-86 59-17 33-18 71-18 110 0 38 1 81 21 119 21 39 57 49 81 49 27 0 65-10 86-58 16-33 18-71 18-110zM102 325c-18 0-47-11-56-58-5-30-5-74-5-104s0-62 2-89c10-59 48-63 59-63 17 0 49 9 59 57 4 27 4 65 4 95 0 37 0 70-5 102-7 47-35 60-58 60z">
              <text:p/>
            </draw:path>
            <draw:path draw:style-name="gr3" draw:text-style-name="P3" draw:layer="layout" svg:width="0.056cm" svg:height="0.146cm" svg:x="15.361cm" svg:y="4.357cm" svg:viewBox="0 0 57 147" svg:d="M57 52c0-32-12-52-32-52-15 0-25 13-25 27 0 12 10 25 25 25 7 0 13-2 18-6 2-1 1-1 2-1s1 0 1 7c0 36-16 66-33 82-6 5-6 6-6 7 0 4 3 6 6 6 5 0 44-38 44-95z">
              <text:p/>
            </draw:path>
            <draw:path draw:style-name="gr3" draw:text-style-name="P3" draw:layer="layout" svg:width="0.206cm" svg:height="0.336cm" svg:x="15.556cm" svg:y="4.084cm" svg:viewBox="0 0 207 337" svg:d="M207 169c0-39-3-78-19-115-23-46-63-54-84-54-30 0-65 13-86 59-15 33-18 71-18 110 0 38 3 81 22 119 21 39 58 49 82 49 26 0 64-10 85-58 15-33 18-71 18-110zM104 325c-20 0-48-11-58-58-5-30-5-74-5-104s0-62 4-89c10-59 46-63 59-63 16 0 49 9 58 57 5 27 5 65 5 95 0 37 0 70-6 102-7 47-35 60-57 60z">
              <text:p/>
            </draw:path>
            <draw:path draw:style-name="gr3" draw:text-style-name="P3" draw:layer="layout" svg:width="0.058cm" svg:height="0.146cm" svg:x="15.824cm" svg:y="4.357cm" svg:viewBox="0 0 59 147" svg:d="M59 52c0-32-13-52-32-52-16 0-27 13-27 27 0 12 11 25 27 25 5 0 12-2 16-6 2-1 2-1 3-1 2 0 2 0 2 7 0 36-17 66-34 82-5 5-6 6-6 7 0 4 3 6 6 6 4 0 45-38 45-95z">
              <text:p/>
            </draw:path>
            <draw:path draw:style-name="gr3" draw:text-style-name="P3" draw:layer="layout" svg:width="0.206cm" svg:height="0.336cm" svg:x="16.02cm" svg:y="4.084cm" svg:viewBox="0 0 207 337" svg:d="M207 169c0-39-3-78-19-115-23-46-63-54-84-54-30 0-65 13-86 59-15 33-18 71-18 110 0 38 3 81 22 119 21 39 58 49 82 49 26 0 64-10 85-58 15-33 18-71 18-110zM104 325c-20 0-49-11-58-58-5-30-5-74-5-104s0-62 4-89c10-59 46-63 59-63 15 0 49 9 57 57 6 27 6 65 6 95 0 37 0 70-6 102-7 47-35 60-57 60z">
              <text:p/>
            </draw:path>
            <draw:path draw:style-name="gr3" draw:text-style-name="P3" draw:layer="layout" svg:width="0.052cm" svg:height="0.051cm" svg:x="16.289cm" svg:y="4.357cm" svg:viewBox="0 0 53 52" svg:d="M53 27c0-14-12-27-26-27s-27 13-27 27 13 25 27 25 26-11 26-25z">
              <text:p/>
            </draw:path>
            <draw:path draw:style-name="gr3" draw:text-style-name="P3" draw:layer="layout" svg:width="0.195cm" svg:height="0.336cm" svg:x="16.408cm" svg:y="4.084cm" svg:viewBox="0 0 196 337" svg:d="M196 228c0-59-39-108-92-108-24 0-45 9-63 25 0-31 0-63 0-95 9 3 26 6 42 6 60 0 95-43 95-50 0-3-2-6-6-6-1 0-1 0-4 1-10 5-34 14-66 14-19 0-43-2-66-12-4-3-3-2-5-3-6 0-6 4-6 13 0 48 0 96 0 145 0 8 0 12 7 12 4 0 4-1 7-4 4-8 23-35 63-35 25 0 38 23 42 31 7 18 9 38 9 63 0 17 0 46-12 67-12 18-30 31-53 31-36 0-64-25-73-55 3 0 5 2 9 2 17 0 25-12 25-24s-8-25-25-25c-6 0-24 4-24 26 0 42 34 90 90 90 57 0 106-48 106-109z">
              <text:p/>
            </draw:path>
            <draw:path draw:style-name="gr3" draw:text-style-name="P3" draw:layer="layout" svg:width="0.056cm" svg:height="0.146cm" svg:x="16.673cm" svg:y="4.357cm" svg:viewBox="0 0 57 147" svg:d="M57 52c0-32-12-52-32-52-15 0-25 13-25 27 0 12 10 25 25 25 6 0 13-2 17-6 1-1 2-1 3-1s1 0 1 7c0 36-16 66-33 82-6 5-6 6-6 7 0 4 3 6 6 6 5 0 44-38 44-95z">
              <text:p/>
            </draw:path>
            <draw:path draw:style-name="gr3" draw:text-style-name="P3" draw:layer="layout" svg:width="0.206cm" svg:height="0.336cm" svg:x="16.867cm" svg:y="4.084cm" svg:viewBox="0 0 207 337" svg:d="M207 169c0-39-3-78-19-115-23-46-63-54-84-54-30 0-65 13-86 59-15 33-18 71-18 110 0 38 3 81 22 119 21 39 58 49 82 49 26 0 64-10 85-58 15-33 18-71 18-110zM104 325c-20 0-49-11-58-58-5-30-5-74-5-104s0-62 4-89c10-59 46-63 59-63 16 0 49 9 57 57 6 27 6 65 6 95 0 37 0 70-6 102-7 47-35 60-57 60z">
              <text:p/>
            </draw:path>
            <draw:path draw:style-name="gr3" draw:text-style-name="P3" draw:layer="layout" svg:width="0.114cm" svg:height="0.488cm" svg:x="17.122cm" svg:y="4.043cm" svg:viewBox="0 0 115 489" svg:d="M115 244c0-37-6-97-34-152-29-61-71-92-75-92-3 0-6 1-6 4 0 2 0 3 10 11 47 49 75 127 75 229 0 84-18 170-78 232-7 6-7 6-7 7 0 5 3 6 6 6 4 0 49-34 77-95 25-55 32-109 32-150z">
              <text:p/>
            </draw:path>
            <draw:path draw:style-name="gr3" draw:text-style-name="P3" draw:layer="layout" svg:width="0.257cm" svg:height="0.231cm" svg:x="17.3cm" svg:y="3.976cm" svg:viewBox="0 0 258 232" svg:d="M153 24c2-10 2-10 11-11 1 0 14 0 21 0 21 0 29 0 38 2 15 5 16 14 16 27 0 5 0 10-2 28 0 1 0 3 0 4 0 3 1 4 5 4s6-3 6-8c3-22 6-44 10-66 0-4-5-4-10-4-71 0-142 0-213 0-8 0-8 0-11 7-7 20-14 41-21 61-2 2-3 5-3 6s1 4 6 4 5-1 8-7c20-56 31-58 83-58 5 0 10 0 15 0 10 0 10 0 10 2s0 3-2 7c-15 60-30 120-44 181-3 12-5 16-41 16-13 0-15 0-15 7 0 2 1 6 5 6 10 0 20-1 30-1 9 0 21 0 30 0s21 0 31 0c9 0 20 1 28 1 3 0 9 0 9-8 0-5-3-5-14-5-7 0-14 0-20-1-13 0-13-1-13-6 0-2 0-2 2-8 15-60 30-120 45-180z">
              <text:p/>
            </draw:path>
          </draw:g>
        </draw:g>
        <draw:connector draw:style-name="gr4" draw:text-style-name="P4" draw:layer="layout" draw:type="line" svg:x1="15.752cm" svg:y1="4.81cm" svg:x2="9.652cm" svg:y2="6.427cm" draw:start-shape="id1" draw:start-glue-point="2" draw:end-shape="id2" draw:end-glue-point="0" svg:d="M15752 4810l-6100 1617" svg:viewBox="0 0 6101 1618">
          <text:p/>
        </draw:connector>
        <draw:connector draw:style-name="gr4" draw:text-style-name="P4" draw:layer="layout" draw:type="line" svg:x1="15.752cm" svg:y1="4.81cm" svg:x2="21.252cm" svg:y2="6.427cm" draw:start-shape="id1" draw:start-glue-point="2" draw:end-shape="id3" draw:end-glue-point="0" svg:d="M15752 4810l5500 1617" svg:viewBox="0 0 5501 1618">
          <text:p/>
        </draw:connector>
        <draw:g>
          <svg:title>TexMaths</svg:title>
          <svg:desc>14§display§x_3=1§svg§600§FALSE§</svg:desc>
          <draw:g>
            <draw:path draw:style-name="gr2" draw:text-style-name="P2" draw:layer="layout" svg:width="1.311cm" svg:height="0.355cm" svg:x="17.57cm" svg:y="5.401cm" svg:viewBox="0 0 1312 356" svg:d="M656 356c-219 0-437 0-656 0 0-119 0-237 0-356 437 0 874 0 1312 0 0 119 0 237 0 356-219 0-438 0-656 0z">
              <text:p/>
            </draw:path>
            <draw:path draw:style-name="gr3" draw:text-style-name="P3" draw:layer="layout" svg:width="0.244cm" svg:height="0.22cm" svg:x="17.559cm" svg:y="5.486cm" svg:viewBox="0 0 245 221" svg:d="M151 68c3-12 14-58 48-58 2 0 14 0 25 7-14 3-24 14-24 26 0 7 6 17 18 17 11 0 27-8 27-28 0-25-28-32-45-32-29 0-46 25-52 36-12-32-39-36-53-36-52 0-80 63-80 75 0 5 6 5 7 5 3 0 5-2 6-6 17-52 49-64 66-64 9 0 26 4 26 33 0 16-8 48-26 116-7 31-25 52-46 52-3 0-14 0-26-7 13-3 24-13 24-27 0-12-11-17-18-17-15 0-28 13-28 28 0 23 25 33 46 33 34 0 50-34 52-37 5 18 24 37 53 37 50 0 78-63 78-76 0-4-4-4-5-4-4 0-6 1-6 6-17 51-50 64-66 64-19 0-26-17-26-34 0-10 3-21 8-42 6-22 11-44 17-67z">
              <text:p/>
            </draw:path>
            <draw:path draw:style-name="gr3" draw:text-style-name="P3" draw:layer="layout" svg:width="0.157cm" svg:height="0.233cm" svg:x="17.844cm" svg:y="5.548cm" svg:viewBox="0 0 158 234" svg:d="M76 113c26 0 46 18 46 56 0 42-26 54-45 54-14 0-43-4-59-23 17-2 20-13 20-20 0-11-7-18-18-18-10 0-20 5-20 19 0 33 36 53 77 53 49 0 81-32 81-65 0-28-21-55-60-62 36-13 50-39 50-60 0-26-32-47-70-47-37 0-67 18-67 46 0 11 7 18 18 18 10 0 17-8 17-18s-7-17-17-17c12-15 35-19 48-19 15 0 38 8 38 37 0 14-6 31-14 41-12 12-21 14-38 15-8 0-10 0-11 0-2 0-4 2-4 6s4 4 9 4c6 0 12 0 19 0z">
              <text:p/>
            </draw:path>
            <draw:path draw:style-name="gr3" draw:text-style-name="P3" draw:layer="layout" svg:width="0.325cm" svg:height="0.113cm" svg:x="18.211cm" svg:y="5.522cm" svg:viewBox="0 0 326 114" svg:d="M309 20c7 0 17 0 17-10s-10-10-16-10c-98 0-196 0-295 0-7 0-15 0-15 10s8 10 17 10c97 0 195 0 292 0zM310 114c6 0 16 0 16-9 0-10-10-10-17-10-97 0-195 0-292 0-9 0-17 0-17 10 0 9 8 9 15 9 99 0 197 0 295 0z">
              <text:p/>
            </draw:path>
            <draw:path draw:style-name="gr3" draw:text-style-name="P3" draw:layer="layout" svg:width="0.161cm" svg:height="0.324cm" svg:x="18.745cm" svg:y="5.376cm" svg:viewBox="0 0 162 325" svg:d="M101 13c0-12 0-13-12-13-30 32-74 32-89 32 0 5 0 9 0 14 10 0 39 0 64-13 0 85 0 170 0 254 0 17-1 24-46 24-5 0-10 0-15 0 0 5 0 10 0 14 17-1 60-1 80-1 19 0 61 0 79 1 0-4 0-9 0-14-5 0-10 0-15 0-45 0-46-5-46-24 0-91 0-183 0-274z">
              <text:p/>
            </draw:path>
          </draw:g>
        </draw:g>
        <draw:g>
          <svg:title>TexMaths</svg:title>
          <svg:desc>14§display§x_3=0§svg§600§FALSE§</svg:desc>
          <draw:g>
            <draw:path draw:style-name="gr2" draw:text-style-name="P2" draw:layer="layout" svg:width="1.331cm" svg:height="0.355cm" svg:x="11.67cm" svg:y="5.401cm" svg:viewBox="0 0 1332 356" svg:d="M666 356c-222 0-444 0-666 0 0-119 0-237 0-356 444 0 888 0 1332 0 0 119 0 237 0 356-222 0-444 0-666 0z">
              <text:p/>
            </draw:path>
            <draw:path draw:style-name="gr3" draw:text-style-name="P3" draw:layer="layout" svg:width="0.244cm" svg:height="0.22cm" svg:x="11.659cm" svg:y="5.486cm" svg:viewBox="0 0 245 221" svg:d="M150 68c4-12 15-58 49-58 2 0 14 0 25 7-14 3-24 14-24 26 0 7 6 17 18 17 11 0 27-8 27-28 0-25-30-32-45-32-29 0-46 25-52 36-12-32-39-36-53-36-52 0-80 63-80 75 0 5 4 3 6 5 4 0 6-2 7-6 17-52 49-64 66-64 10 0 26 4 26 33 0 16-8 48-26 116-9 31-25 52-46 52-3 0-14 0-26-7 13-3 24-13 24-27 0-12-11-17-18-17-15 0-28 13-28 28 0 23 25 33 46 33 34 0 51-34 52-37 6 18 24 37 53 37 50 0 78-63 78-76 0-4-4-4-5-4-4 0-6 1-6 6-17 51-50 64-66 64-19 0-26-17-26-34 0-10 3-21 8-42 5-22 11-44 16-67z">
              <text:p/>
            </draw:path>
            <draw:path draw:style-name="gr3" draw:text-style-name="P3" draw:layer="layout" svg:width="0.157cm" svg:height="0.233cm" svg:x="11.944cm" svg:y="5.548cm" svg:viewBox="0 0 158 234" svg:d="M76 113c26 0 46 18 46 56 0 42-25 54-45 54-14 0-45-4-59-23 17-2 20-13 20-20 0-11-9-18-18-18-10 0-20 5-20 19 0 33 36 53 77 53 49 0 81-32 81-65 0-28-22-55-60-62 36-13 50-39 50-60 0-26-32-47-70-47-37 0-67 18-67 46 0 11 7 18 17 18 11 0 18-8 18-18s-7-17-18-17c13-15 36-19 49-19 15 0 38 8 38 37 0 14-6 31-14 41-11 12-21 14-38 15-10 0-10 0-11 0-2 0-4 2-4 6s2 4 9 4c6 0 12 0 19 0z">
              <text:p/>
            </draw:path>
            <draw:path draw:style-name="gr3" draw:text-style-name="P3" draw:layer="layout" svg:width="0.326cm" svg:height="0.113cm" svg:x="12.309cm" svg:y="5.522cm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3" draw:text-style-name="P3" draw:layer="layout" svg:width="0.206cm" svg:height="0.335cm" svg:x="12.82cm" svg:y="5.376cm" svg:viewBox="0 0 207 336" svg:d="M207 169c0-39-3-78-20-115-22-46-63-54-83-54-30 0-66 13-86 59-15 33-18 71-18 110 0 38 1 81 22 118 21 40 58 49 82 49 26 0 62-9 85-57 15-33 18-71 18-110zM104 325c-20 0-49-11-58-58-5-30-5-74-5-104s0-63 4-89c10-59 46-63 59-63 15 0 47 9 57 57 5 27 5 65 5 95 0 37 0 70-5 102-7 46-35 60-57 60z">
              <text:p/>
            </draw:path>
          </draw:g>
        </draw:g>
        <draw:custom-shape draw:style-name="gr1" draw:text-style-name="P1" xml:id="id3" draw:id="id3" draw:layer="layout" svg:width="3.81cm" svg:height="1.583cm" svg:x="19.347cm" svg:y="6.4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S_2:[35,38.6]§svg§600§FALSE§</svg:desc>
          <draw:g>
            <draw:path draw:style-name="gr2" draw:text-style-name="P2" draw:layer="layout" svg:width="2.679cm" svg:height="0.438cm" svg:x="20.019cm" svg:y="6.571cm" svg:viewBox="0 0 2680 439" svg:d="M0 0c893 0 1787 0 2680 0 0 146 0 292 0 439-893 0-1787 0-2680 0 0-147 0-293 0-439z">
              <text:p/>
            </draw:path>
            <draw:path draw:style-name="gr3" draw:text-style-name="P3" draw:layer="layout" svg:width="0.291cm" svg:height="0.354cm" svg:x="20.019cm" svg:y="6.568cm" svg:viewBox="0 0 292 355" svg:d="M292 4c0-1-1-4-5-4-3 0-3 0-10 7-7 9-15 19-22 28-14-24-39-35-72-35-61 0-120 56-120 115 0 40 25 62 50 69 18 5 36 10 54 14 18 5 44 12 44 52 0 43-40 90-88 90-32 0-87-10-87-72 0-11 3-23 3-26 2-2 2-2 2-3 0-6-3-6-6-6s-5 0-6 2-29 114-29 116 3 4 6 4c2 0 2 0 8-7 8-9 17-19 25-28 21 28 55 35 83 35 67 0 124-64 124-126 0-33-17-50-23-57-12-11-19-13-63-24-10-3-28-8-33-10-14-4-30-18-30-43 0-41 40-81 86-81 41 0 72 21 72 75 0 16-3 24-3 27 0 1 0 6 5 6 6 0 6-2 9-10 9-36 18-72 26-108z">
              <text:p/>
            </draw:path>
            <draw:path draw:style-name="gr3" draw:text-style-name="P3" draw:layer="layout" svg:width="0.152cm" svg:height="0.227cm" svg:x="20.317cm" svg:y="6.758cm" svg:viewBox="0 0 153 228" svg:d="M153 165c-5 0-9 0-13 0-1 8-4 28-8 32-3 1-30 1-35 1-21 0-42 0-63 0 36-32 49-40 68-57 27-19 51-42 51-74 0-42-37-67-82-67-42 0-71 31-71 61 0 19 14 20 18 20 9 0 18-6 18-18 0-7-2-18-21-18 12-24 35-32 51-32 35 0 53 26 53 54 0 29-22 53-32 66-28 27-56 54-84 81-3 4-3 4-3 14 47 0 94 0 141 0 4-21 8-42 12-63z">
              <text:p/>
            </draw:path>
            <draw:path draw:style-name="gr3" draw:text-style-name="P3" draw:layer="layout" svg:width="0.051cm" svg:height="0.21cm" svg:x="20.695cm" svg:y="6.702cm" svg:viewBox="0 0 52 211" svg:d="M52 25c0-14-12-25-27-25s-25 11-25 25 10 27 25 27 27-13 27-27zM52 184c0-14-12-26-27-26s-25 12-25 26 10 27 25 27 27-13 27-27z">
              <text:p/>
            </draw:path>
            <draw:path draw:style-name="gr3" draw:text-style-name="P3" draw:layer="layout" svg:width="0.066cm" svg:height="0.488cm" svg:x="20.983cm" svg:y="6.546cm" svg:viewBox="0 0 67 489" svg:d="M67 489c0-7 0-13 0-20-16 0-32 0-47 0 0-150 0-299 0-449 15 0 31 0 47 0 0-7 0-13 0-20-22 0-45 0-67 0 0 163 0 326 0 489 22 0 45 0 67 0z">
              <text:p/>
            </draw:path>
            <draw:path draw:style-name="gr3" draw:text-style-name="P3" draw:layer="layout" svg:width="0.203cm" svg:height="0.336cm" svg:x="21.083cm" svg:y="6.587cm" svg:viewBox="0 0 204 337" svg:d="M122 154c40-13 68-48 68-86 0-40-43-68-89-68-51 0-87 29-87 67 0 17 10 25 24 25 15 0 25-11 25-25 0-24-22-24-29-24 14-23 47-30 64-30 21 0 48 11 48 54 0 7-2 35-14 56-14 24-31 25-44 25-4 1-15 1-19 1-5 2-7 2-7 7 0 6 2 6 11 6 7 0 15 0 22 0 41 0 59 32 59 81 0 66-35 80-56 80s-59-9-76-37c17 3 33-8 33-26s-13-28-27-28c-13 0-28 7-28 28 0 45 46 77 99 77 61 0 105-45 105-94 0-40-30-78-82-89z">
              <text:p/>
            </draw:path>
            <draw:path draw:style-name="gr3" draw:text-style-name="P3" draw:layer="layout" svg:width="0.196cm" svg:height="0.336cm" svg:x="21.332cm" svg:y="6.587cm" svg:viewBox="0 0 197 337" svg:d="M197 228c0-59-40-108-93-108-24 0-45 9-63 25 0-31 0-63 0-95 9 3 26 7 42 7 60 0 95-44 95-51 0-3-2-6-6-6-1 0-1 0-3 1-9 6-35 16-67 16-19 0-42-4-66-14-4-2-4-2-5-2-6 0-6 5-6 12 0 48 0 96 0 145 0 8 0 12 7 12 4 0 4-1 7-4 6-8 24-35 63-35 25 0 38 23 42 32 9 19 9 37 9 62 0 17 0 46-12 67-11 18-29 31-53 31-35 0-63-25-71-55 1 2 3 2 8 2 16 0 24-12 24-24s-8-24-24-24c-7 0-25 3-25 25 0 42 35 90 90 90 57 0 107-46 107-109z">
              <text:p/>
            </draw:path>
            <draw:path draw:style-name="gr3" draw:text-style-name="P3" draw:layer="layout" svg:width="0.056cm" svg:height="0.146cm" svg:x="21.596cm" svg:y="6.86cm" svg:viewBox="0 0 57 147" svg:d="M57 52c0-32-12-52-32-52-15 0-25 13-25 27 0 12 10 26 25 26 7 0 13-3 18-7 2-1 1-1 2-1s1 0 1 7c0 36-16 66-33 82-6 5-6 6-6 7 0 4 3 6 6 6 5 0 44-38 44-95z">
              <text:p/>
            </draw:path>
            <draw:path draw:style-name="gr3" draw:text-style-name="P3" draw:layer="layout" svg:width="0.203cm" svg:height="0.336cm" svg:x="21.792cm" svg:y="6.587cm" svg:viewBox="0 0 204 337" svg:d="M123 154c39-13 69-48 69-86 0-40-44-68-91-68-49 0-87 29-87 67 0 17 11 25 25 25 16 0 25-11 25-25 0-24-23-24-30-24 15-23 47-30 65-30 20 0 47 11 47 54 0 7 0 35-13 56-15 24-32 25-45 25-4 1-15 1-18 1-4 2-8 2-8 7 0 6 4 6 12 6 7 0 14 0 21 0 41 0 59 32 59 81 0 66-34 80-56 80-21 0-57-9-74-37 17 3 32-8 32-26s-14-28-28-28c-11 0-28 7-28 28 0 45 46 77 99 77 61 0 105-45 105-94 0-40-30-78-81-89z">
              <text:p/>
            </draw:path>
            <draw:path draw:style-name="gr3" draw:text-style-name="P3" draw:layer="layout" svg:width="0.203cm" svg:height="0.336cm" svg:x="22.038cm" svg:y="6.587cm" svg:viewBox="0 0 204 337" svg:d="M60 103c-24-15-25-32-25-40 0-29 32-50 67-50s67 25 67 61c0 27-19 50-49 69-20-14-40-27-60-40zM132 149c35-18 58-43 58-75 0-46-43-74-88-74-49 0-88 36-88 82 0 9 0 31 21 54 6 7 24 18 36 26-29 14-71 42-71 91 0 52 50 84 102 84 55 0 102-41 102-92 0-19-5-41-23-61-10-11-19-15-49-35zM83 169c20 13 40 26 60 39 14 9 36 24 36 53 0 37-36 62-77 62-42 0-77-30-77-70 0-29 16-60 58-84z">
              <text:p/>
            </draw:path>
            <draw:path draw:style-name="gr3" draw:text-style-name="P3" draw:layer="layout" svg:width="0.051cm" svg:height="0.052cm" svg:x="22.306cm" svg:y="6.86cm" svg:viewBox="0 0 52 53" svg:d="M52 27c0-14-11-27-25-27s-27 13-27 27 13 26 27 26 25-12 25-26z">
              <text:p/>
            </draw:path>
            <draw:path draw:style-name="gr3" draw:text-style-name="P3" draw:layer="layout" svg:width="0.203cm" svg:height="0.336cm" svg:x="22.42cm" svg:y="6.587cm" svg:viewBox="0 0 204 337" svg:d="M45 166c0-4 0-8 0-12 0-123 60-141 85-141 13 0 34 2 44 19-7 0-27 0-27 22 0 16 11 23 22 23 9 0 23-4 23-24 0-29-21-53-62-53-63 0-130 64-130 172 0 130 57 165 104 165 54 0 100-46 100-111 0-61-43-109-98-109-33 0-51 26-61 49zM104 323c-31 0-47-30-49-37-9-22-9-61-9-71 0-38 16-86 59-86 8 0 31 0 46 30 9 18 9 44 9 67 0 24 0 48-9 66-14 29-36 31-47 31z">
              <text:p/>
            </draw:path>
            <draw:path draw:style-name="gr3" draw:text-style-name="P3" draw:layer="layout" svg:width="0.066cm" svg:height="0.488cm" svg:x="22.657cm" svg:y="6.546cm" svg:viewBox="0 0 67 489" svg:d="M67 0c-22 0-45 0-67 0 0 7 0 13 0 20 16 0 32 0 48 0 0 150 0 299 0 449-16 0-32 0-48 0 0 7 0 13 0 20 22 0 45 0 67 0 0-163 0-326 0-489z">
              <text:p/>
            </draw:path>
          </draw:g>
        </draw:g>
        <draw:g>
          <svg:title>TexMaths</svg:title>
          <svg:desc>14§display§\bar{x}=(0.8,0,1,0)^T§svg§600§FALSE§</svg:desc>
          <draw:g>
            <draw:path draw:style-name="gr2" draw:text-style-name="P2" draw:layer="layout" svg:width="3.561cm" svg:height="0.505cm" svg:x="19.47cm" svg:y="7.201cm" svg:viewBox="0 0 3562 506" svg:d="M0 0c1187 0 2374 0 3562 0 0 169 0 337 0 506-1188 0-2375 0-3562 0 0-169 0-337 0-506z">
              <text:p/>
            </draw:path>
            <draw:path draw:style-name="gr3" draw:text-style-name="P3" draw:layer="layout" svg:width="0.175cm" svg:height="0.014cm" svg:x="19.511cm" svg:y="7.321cm" svg:viewBox="0 0 176 15" svg:d="M0 0c59 0 118 0 176 0 0 5 0 10 0 15-58 0-117 0-176 0 0-5 0-10 0-15z">
              <text:p/>
            </draw:path>
            <draw:path draw:style-name="gr3" draw:text-style-name="P3" draw:layer="layout" svg:width="0.244cm" svg:height="0.22cm" svg:x="19.459cm" svg:y="7.394cm" svg:viewBox="0 0 245 221" svg:d="M150 68c3-12 15-58 49-58 3 0 14 0 25 7-14 3-24 14-24 26 0 7 6 17 18 17s27-8 27-28c0-26-29-32-46-32-28 0-45 25-51 36-12-32-39-36-53-36-52 0-80 63-80 75 0 5 4 3 6 5 4 0 6-2 7-6 17-52 49-64 66-64 10 0 26 4 26 33 0 16-8 48-26 116-9 31-25 52-46 52-5 0-16 0-26-7 13-3 24-13 24-27 0-12-11-16-18-16-15 0-28 12-28 28 0 22 25 32 46 32 32 0 51-34 52-37 6 19 24 37 53 37 51 0 79-63 79-76 0-4-5-4-6-4-4 0-6 1-7 6-15 51-49 64-64 64-20 0-28-17-28-34 0-9 4-21 8-41 6-23 11-45 17-68z">
              <text:p/>
            </draw:path>
            <draw:path draw:style-name="gr3" draw:text-style-name="P3" draw:layer="layout" svg:width="0.326cm" svg:height="0.114cm" svg:x="19.89cm" svg:y="7.43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3" draw:text-style-name="P3" draw:layer="layout" svg:width="0.112cm" svg:height="0.488cm" svg:x="20.43cm" svg:y="7.243cm" svg:viewBox="0 0 113 489" svg:d="M113 483c0-1 0-1-7-9-61-62-78-155-78-230 0-85 20-170 80-231 5-6 5-7 5-9 0-3-1-4-4-4-5 0-49 32-78 95-25 54-31 108-31 149 0 38 6 98 32 153 30 60 72 92 77 92 3 0 4-1 4-6z">
              <text:p/>
            </draw:path>
            <draw:path draw:style-name="gr3" draw:text-style-name="P3" draw:layer="layout" svg:width="0.205cm" svg:height="0.336cm" svg:x="20.593cm" svg:y="7.284cm" svg:viewBox="0 0 206 337" svg:d="M206 169c0-39-2-78-20-115-22-46-63-54-82-54-30 0-66 13-86 59-17 33-18 71-18 110 0 38 1 81 21 119 21 39 57 49 81 49 27 0 65-10 86-58 16-33 18-71 18-110zM102 325c-18 0-47-11-56-58-5-30-5-74-5-104s0-62 2-89c10-59 48-63 59-63 17 0 49 9 59 57 4 27 4 65 4 95 0 37 0 70-5 102-7 47-35 60-58 60z">
              <text:p/>
            </draw:path>
            <draw:path draw:style-name="gr3" draw:text-style-name="P3" draw:layer="layout" svg:width="0.051cm" svg:height="0.051cm" svg:x="20.861cm" svg:y="7.557cm" svg:viewBox="0 0 52 52" svg:d="M52 27c0-14-13-27-27-27s-25 13-25 27 11 25 25 25 27-11 27-25z">
              <text:p/>
            </draw:path>
            <draw:path draw:style-name="gr3" draw:text-style-name="P3" draw:layer="layout" svg:width="0.203cm" svg:height="0.336cm" svg:x="20.976cm" svg:y="7.284cm" svg:viewBox="0 0 204 337" svg:d="M59 102c-23-14-24-31-24-39 0-29 32-50 67-50s67 25 67 60c0 28-19 51-49 68-20-13-41-26-61-39zM132 149c35-18 58-44 58-76 0-45-43-73-88-73-49 0-89 36-89 82 0 9 1 31 22 54 6 5 24 18 35 26-28 14-70 42-70 91 0 52 50 84 102 84 55 0 102-41 102-93 0-18-5-40-25-61-8-10-17-14-47-34zM81 169c21 13 41 26 62 39 14 9 36 24 36 53 0 37-36 62-77 62-42 0-78-30-78-70 0-29 17-60 57-84z">
              <text:p/>
            </draw:path>
            <draw:path draw:style-name="gr3" draw:text-style-name="P3" draw:layer="layout" svg:width="0.056cm" svg:height="0.146cm" svg:x="21.243cm" svg:y="7.557cm" svg:viewBox="0 0 57 147" svg:d="M57 52c0-32-12-52-30-52-17 0-27 13-27 27 0 12 10 25 27 25 5 0 11-2 16-6 2-1 2-1 3-1 0 2 0 0 0 7 0 36-17 65-33 82-5 4-5 6-5 7 0 4 2 6 5 6 5 0 44-38 44-95z">
              <text:p/>
            </draw:path>
            <draw:path draw:style-name="gr3" draw:text-style-name="P3" draw:layer="layout" svg:width="0.205cm" svg:height="0.336cm" svg:x="21.439cm" svg:y="7.284cm" svg:viewBox="0 0 206 337" svg:d="M206 169c0-39-2-78-20-115-22-46-63-54-82-54-30 0-66 13-86 59-17 33-18 71-18 110 0 38 1 81 21 119 21 39 57 49 81 49 27 0 65-10 86-58 16-33 18-71 18-110zM102 325c-18 0-47-11-56-58-5-30-5-74-5-104s0-62 4-89c8-59 46-63 57-63 17 0 49 9 59 57 4 27 4 65 4 95 0 37 0 70-5 102-7 47-35 60-58 60z">
              <text:p/>
            </draw:path>
            <draw:path draw:style-name="gr3" draw:text-style-name="P3" draw:layer="layout" svg:width="0.056cm" svg:height="0.146cm" svg:x="21.708cm" svg:y="7.557cm" svg:viewBox="0 0 57 147" svg:d="M57 52c0-32-12-52-32-52-15 0-25 13-25 27 0 12 10 25 25 25 7 0 13-2 18-6 2-1 1-1 2-1s1 0 1 7c0 36-16 66-33 82-6 5-6 6-6 7 0 4 3 6 6 6 5 0 44-38 44-95z">
              <text:p/>
            </draw:path>
            <draw:path draw:style-name="gr3" draw:text-style-name="P3" draw:layer="layout" svg:width="0.161cm" svg:height="0.324cm" svg:x="21.928cm" svg:y="7.284cm" svg:viewBox="0 0 162 325" svg:d="M101 13c0-12 0-13-11-13-31 32-75 32-90 32 0 5 0 9 0 14 10 0 39 0 64-12 0 84 0 169 0 254 0 17-1 24-46 24-5 0-10 0-15 0 0 4 0 9 0 13 17-1 60-1 80-1 19 0 63 0 79 1 0-4 0-9 0-13-5 0-10 0-15 0-45 0-46-6-46-24 0-92 0-184 0-275z">
              <text:p/>
            </draw:path>
            <draw:path draw:style-name="gr3" draw:text-style-name="P3" draw:layer="layout" svg:width="0.056cm" svg:height="0.146cm" svg:x="22.173cm" svg:y="7.557cm" svg:viewBox="0 0 57 147" svg:d="M57 52c0-32-12-52-32-52-15 0-25 13-25 27 0 12 10 25 25 25 6 0 13-2 17-6 1-1 2-1 3-1s1 0 1 7c0 36-16 66-33 82-6 5-6 6-6 7 0 4 3 6 6 6 5 0 44-38 44-95z">
              <text:p/>
            </draw:path>
            <draw:path draw:style-name="gr3" draw:text-style-name="P3" draw:layer="layout" svg:width="0.206cm" svg:height="0.336cm" svg:x="22.367cm" svg:y="7.284cm" svg:viewBox="0 0 207 337" svg:d="M207 169c0-39-3-78-19-115-23-46-63-54-84-54-30 0-65 13-86 59-15 33-18 71-18 110 0 38 3 81 22 119 21 39 58 49 82 49 26 0 64-10 85-58 15-33 18-71 18-110zM104 325c-20 0-49-11-58-58-5-30-5-74-5-104s0-62 4-89c10-59 46-63 59-63 16 0 49 9 57 57 6 27 6 65 6 95 0 37 0 70-6 102-7 47-35 60-57 60z">
              <text:p/>
            </draw:path>
            <draw:path draw:style-name="gr3" draw:text-style-name="P3" draw:layer="layout" svg:width="0.114cm" svg:height="0.488cm" svg:x="22.622cm" svg:y="7.243cm" svg:viewBox="0 0 115 489" svg:d="M115 244c0-37-6-97-34-152-29-61-71-92-75-92-3 0-6 1-6 4 0 2 0 3 10 11 47 49 75 127 75 229 0 84-18 170-78 232-7 6-7 6-7 7 0 5 3 6 6 6 4 0 49-34 77-95 25-55 32-109 32-150z">
              <text:p/>
            </draw:path>
            <draw:path draw:style-name="gr3" draw:text-style-name="P3" draw:layer="layout" svg:width="0.257cm" svg:height="0.231cm" svg:x="22.8cm" svg:y="7.176cm" svg:viewBox="0 0 258 232" svg:d="M153 24c2-10 2-10 11-11 1 0 14 0 21 0 21 0 29 0 38 2 15 5 16 14 16 27 0 5 0 10-2 28 0 1 0 3 0 4 0 3 1 4 5 4s6-3 6-8c3-22 6-44 10-66 0-4-5-4-10-4-71 0-142 0-213 0-8 0-8 0-11 7-7 20-14 41-21 61-2 2-3 5-3 6s1 4 6 4 5-1 8-7c20-56 31-58 83-58 5 0 10 0 15 0 10 0 10 0 10 2s0 3-2 7c-15 60-30 120-44 181-3 12-5 16-41 16-13 0-15 0-15 7 0 2 1 6 5 6 10 0 20-1 30-1 9 0 21 0 30 0s21 0 31 0c9 0 20 1 28 1 3 0 9 0 9-8 0-5-3-5-14-5-7 0-14 0-20-1-13 0-13-1-13-6 0-2 0-2 2-8 15-60 30-120 45-180z">
              <text:p/>
            </draw:path>
          </draw:g>
        </draw:g>
        <draw:connector draw:style-name="gr4" draw:text-style-name="P4" draw:layer="layout" draw:type="line" svg:x1="21.252cm" svg:y1="8.01cm" svg:x2="18.752cm" svg:y2="9.327cm" draw:start-shape="id3" draw:start-glue-point="2" draw:end-shape="id4" draw:end-glue-point="0" svg:d="M21252 8010l-2500 1317" svg:viewBox="0 0 2501 1318">
          <text:p/>
        </draw:connector>
        <draw:custom-shape draw:style-name="gr5" draw:text-style-name="P1" xml:id="id5" draw:id="id5" draw:layer="layout" svg:width="3.235cm" svg:height="0.923cm" svg:x="22.212cm" svg:y="9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22}:[35,-\infty]§svg§600§FALSE§</svg:desc>
          <draw:g>
            <draw:path draw:style-name="gr2" draw:text-style-name="P2" draw:layer="layout" svg:width="2.876cm" svg:height="0.439cm" svg:x="22.42cm" svg:y="9.572cm" svg:viewBox="0 0 2877 440" svg:d="M1438 440c-479 0-959 0-1438 0 0-147 0-293 0-440 959 0 1918 0 2877 0 0 147 0 293 0 440-480 0-959 0-1439 0z">
              <text:p/>
            </draw:path>
            <draw:path draw:style-name="gr3" draw:text-style-name="P3" draw:layer="layout" svg:width="0.291cm" svg:height="0.355cm" svg:x="22.42cm" svg:y="9.569cm" svg:viewBox="0 0 292 356" svg:d="M292 4c0-1-1-4-5-4-3 0-3 0-9 7-7 9-15 19-23 28-13-22-40-35-70-35-63 0-122 56-122 116 0 39 25 61 50 70 18 4 36 8 54 12s44 13 44 52c0 45-40 91-88 91-32 0-87-11-87-72 0-12 3-23 5-26 0-3 0-3 0-4 0-4-3-4-6-4s-3 0-4 1c-3 2-31 113-31 114 0 3 3 6 6 6 2 0 2 0 9-7 8-9 16-19 24-28 21 28 55 35 83 35 67 0 126-66 126-126 0-33-17-50-26-57-11-11-18-14-61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52cm" svg:height="0.227cm" svg:x="22.718cm" svg:y="9.761cm" svg:viewBox="0 0 153 228" svg:d="M153 165c-4 0-8 0-12 0-1 7-5 28-9 30-3 3-30 3-34 3-21 0-42 0-63 0 35-32 48-42 69-57 25-21 49-42 49-74 0-42-37-67-82-67-42 0-71 29-71 61 0 17 15 19 18 19 9 0 18-6 18-19 0-5-1-18-19-18 10-23 33-30 50-30 34 0 52 26 52 54 0 29-21 53-32 66-28 27-55 54-83 81-4 2-4 4-4 14 48 0 95 0 143 0 3-21 6-42 10-63z">
              <text:p/>
            </draw:path>
            <draw:path draw:style-name="gr3" draw:text-style-name="P3" draw:layer="layout" svg:width="0.152cm" svg:height="0.227cm" svg:x="22.914cm" svg:y="9.761cm" svg:viewBox="0 0 153 228" svg:d="M153 165c-4 0-8 0-12 0-1 7-5 28-9 30-3 3-30 3-34 3-21 0-42 0-63 0 35-32 48-42 69-57 25-21 49-42 49-74 0-42-37-67-82-67-42 0-71 29-71 61 0 17 15 19 18 19 9 0 18-6 18-19 0-5-1-18-19-18 10-23 33-30 50-30 34 0 52 26 52 54 0 29-21 53-32 66-28 27-55 54-83 81-4 2-4 4-4 14 48 0 95 0 143 0 3-21 6-42 10-63z">
              <text:p/>
            </draw:path>
            <draw:path draw:style-name="gr3" draw:text-style-name="P3" draw:layer="layout" svg:width="0.051cm" svg:height="0.21cm" svg:x="23.292cm" svg:y="9.703cm" svg:viewBox="0 0 52 211" svg:d="M52 27c0-16-11-27-25-27s-27 12-27 27c0 14 13 25 27 25s25-12 25-25zM52 186c0-16-11-27-25-27s-27 12-27 27c0 14 13 25 27 25s25-11 25-25z">
              <text:p/>
            </draw:path>
            <draw:path draw:style-name="gr3" draw:text-style-name="P3" draw:layer="layout" svg:width="0.066cm" svg:height="0.489cm" svg:x="23.581cm" svg:y="9.547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2cm" svg:height="0.336cm" svg:x="23.681cm" svg:y="9.589cm" svg:viewBox="0 0 203 337" svg:d="M122 154c39-14 68-48 68-87 0-40-43-67-91-67-49 0-86 29-86 66 0 16 11 26 25 26 15 0 25-11 25-25 0-25-24-25-31-25 16-24 48-31 66-31 20 0 48 11 48 56 0 6-2 34-14 56-16 22-33 25-45 25-3 0-16 1-18 1-5 0-9 2-9 6 0 6 4 6 13 6 7 0 14 0 21 0 40 0 59 33 59 81 0 67-34 81-56 81-21 0-58-9-75-38 17 3 33-9 33-27s-14-28-28-28c-12 0-27 7-27 30 0 44 45 77 98 77 60 0 105-45 105-95 0-41-31-79-81-88z">
              <text:p/>
            </draw:path>
            <draw:path draw:style-name="gr3" draw:text-style-name="P3" draw:layer="layout" svg:width="0.195cm" svg:height="0.336cm" svg:x="23.93cm" svg:y="9.589cm" svg:viewBox="0 0 196 337" svg:d="M196 228c0-59-41-108-94-108-22 0-45 8-61 25 0-32 0-64 0-96 9 4 25 7 42 7 60 0 93-45 93-50s-1-6-4-6c-1 0-1 0-4 1-10 5-34 14-67 14-20 0-42-4-65-14-4-1-5-1-7-1-4 0-4 4-4 11 0 49 0 97 0 145 0 10 0 13 7 13 3 0 4-1 6-4 5-7 24-34 64-34 25 0 38 23 42 31 7 18 9 38 9 61 0 17 0 48-13 67-11 20-29 33-52 33-36 0-64-27-73-55 2 0 3 0 9 0 17 0 25-12 25-24s-8-23-25-23c-7 0-24 4-24 26 0 42 34 90 90 90s106-48 106-109z">
              <text:p/>
            </draw:path>
            <draw:path draw:style-name="gr3" draw:text-style-name="P3" draw:layer="layout" svg:width="0.056cm" svg:height="0.146cm" svg:x="24.193cm" svg:y="9.863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3" draw:text-style-name="P3" draw:layer="layout" svg:width="0.3cm" svg:height="0.02cm" svg:x="24.41cm" svg:y="9.782cm" svg:viewBox="0 0 301 21" svg:d="M284 21c8 0 17-1 17-11 0-11-9-10-17-10-89 0-177 0-266 0-8 0-18-1-18 10 0 10 10 11 18 11 89 0 177 0 266 0z">
              <text:p/>
            </draw:path>
            <draw:path draw:style-name="gr3" draw:text-style-name="P3" draw:layer="layout" svg:width="0.436cm" svg:height="0.221cm" svg:x="24.779cm" svg:y="9.698cm" svg:viewBox="0 0 437 222" svg:d="M222 84c-26-34-32-41-47-53-28-23-55-31-80-31-57 0-95 54-95 112 0 56 36 110 92 110 57 0 98-45 122-84 27 34 32 41 48 53 28 23 56 31 79 31 59 0 96-54 96-112 0-56-36-110-93-110-56 0-98 45-122 84zM235 101c21-35 57-86 112-86 53 0 80 52 80 95 0 49-34 88-77 88-28 0-51-21-62-30-11-13-22-28-53-67zM201 121c-19 35-55 86-111 86-52 0-79-52-79-95 0-49 32-88 76-88 28 0 50 21 61 30 12 14 23 28 53 67z">
              <text:p/>
            </draw:path>
            <draw:path draw:style-name="gr3" draw:text-style-name="P3" draw:layer="layout" svg:width="0.066cm" svg:height="0.489cm" svg:x="25.255cm" svg:y="9.547cm" svg:viewBox="0 0 67 490" svg:d="M67 0c-22 0-45 0-67 0 0 7 0 13 0 20 16 0 32 0 48 0 0 150 0 300 0 451-16 0-32 0-48 0 0 6 0 13 0 19 22 0 45 0 67 0 0-163 0-327 0-490z">
              <text:p/>
            </draw:path>
          </draw:g>
        </draw:g>
        <draw:connector draw:style-name="gr4" draw:text-style-name="P4" draw:layer="layout" draw:type="line" svg:x1="21.252cm" svg:y1="8.01cm" svg:x2="23.829cm" svg:y2="9.327cm" draw:start-shape="id3" draw:start-glue-point="2" draw:end-shape="id5" draw:end-glue-point="0" svg:d="M21252 8010l2577 1317" svg:viewBox="0 0 2578 1318">
          <text:p/>
        </draw:connector>
        <draw:g>
          <svg:title>TexMaths</svg:title>
          <svg:desc>14§display§x_1=0§svg§600§FALSE§</svg:desc>
          <draw:g>
            <draw:path draw:style-name="gr2" draw:text-style-name="P2" draw:layer="layout" svg:width="1.331cm" svg:height="0.348cm" svg:x="19.37cm" svg:y="8.502cm" svg:viewBox="0 0 1332 349" svg:d="M666 349c-222 0-444 0-666 0 0-116 0-233 0-349 444 0 888 0 1332 0 0 116 0 233 0 349-222 0-444 0-666 0z">
              <text:p/>
            </draw:path>
            <draw:path draw:style-name="gr3" draw:text-style-name="P3" draw:layer="layout" svg:width="0.244cm" svg:height="0.219cm" svg:x="19.359cm" svg:y="8.587cm" svg:viewBox="0 0 245 220" svg:d="M150 68c4-14 15-58 49-58 2 0 14 0 25 7-14 3-24 14-24 26 0 7 6 17 18 17 11 0 27-8 27-28 0-26-30-32-45-32-29 0-46 25-52 36-12-32-39-36-53-36-52 0-80 63-80 74 0 6 4 4 6 6 4 0 6-2 7-6 17-52 49-64 66-64 10 0 26 4 26 33 0 16-8 48-26 116-9 31-25 50-46 50-3 0-14 0-26-5 13-3 24-13 24-27 0-12-11-17-18-17-15 0-28 13-28 28 0 23 25 32 46 32 34 0 51-33 52-36 6 18 24 36 53 36 50 0 78-62 78-75 0-4-4-4-5-4-4 0-6 1-6 6-17 51-50 62-66 62-19 0-26-15-26-32 0-10 3-21 8-42 5-22 11-44 16-67z">
              <text:p/>
            </draw:path>
            <draw:path draw:style-name="gr3" draw:text-style-name="P3" draw:layer="layout" svg:width="0.123cm" svg:height="0.226cm" svg:x="19.664cm" svg:y="8.649cm" svg:viewBox="0 0 124 227" svg:d="M77 10c0-10 0-10-10-10-22 22-53 22-67 22 0 5 0 9 0 13 8 0 31 0 49-10 0 58 0 116 0 175 0 11 0 15-34 15-4 0-9 0-14 0 0 4 0 8 0 12 7 0 49-1 62-1 11 0 55 1 61 1 0-4 0-8 0-12-4 0-8 0-12 0-35 0-35-4-35-15 0-64 0-127 0-190z">
              <text:p/>
            </draw:path>
            <draw:path draw:style-name="gr3" draw:text-style-name="P3" draw:layer="layout" svg:width="0.326cm" svg:height="0.113cm" svg:x="20.009cm" svg:y="8.623cm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3" draw:text-style-name="P3" draw:layer="layout" svg:width="0.206cm" svg:height="0.335cm" svg:x="20.52cm" svg:y="8.477cm" svg:viewBox="0 0 207 336" svg:d="M207 169c0-39-3-78-20-115-22-46-63-54-83-54-30 0-66 13-86 59-15 33-18 71-18 110 0 38 1 81 22 118 21 40 58 49 82 49 26 0 62-9 85-57 15-33 18-71 18-110zM104 325c-20 0-49-11-58-58-5-30-5-74-5-104s0-63 4-89c10-59 46-63 59-63 15 0 47 9 57 57 5 27 5 65 5 95 0 37 0 70-5 102-7 46-35 60-57 60z">
              <text:p/>
            </draw:path>
          </draw:g>
        </draw:g>
        <draw:g>
          <svg:title>TexMaths</svg:title>
          <svg:desc>14§display§x_1=1§svg§600§FALSE§</svg:desc>
          <draw:g>
            <draw:path draw:style-name="gr2" draw:text-style-name="P2" draw:layer="layout" svg:width="1.311cm" svg:height="0.348cm" svg:x="21.67cm" svg:y="8.504cm" svg:viewBox="0 0 1312 349" svg:d="M656 349c-219 0-437 0-656 0 0-116 0-233 0-349 437 0 874 0 1312 0 0 116 0 233 0 349-219 0-438 0-656 0z">
              <text:p/>
            </draw:path>
            <draw:path draw:style-name="gr3" draw:text-style-name="P3" draw:layer="layout" svg:width="0.244cm" svg:height="0.219cm" svg:x="21.659cm" svg:y="8.589cm" svg:viewBox="0 0 245 220" svg:d="M151 68c3-14 14-58 48-58 2 0 14 0 25 7-14 3-24 14-24 26 0 7 6 17 18 17 11 0 27-8 27-28 0-26-28-32-45-32-29 0-46 25-52 36-12-32-39-36-53-36-52 0-80 63-80 74 0 6 6 6 7 6 3 0 5-2 6-6 17-52 49-64 66-64 9 0 26 4 26 33 0 16-8 48-26 116-7 31-25 50-46 50-3 0-14 0-26-5 13-3 24-13 24-27 0-12-11-17-18-17-15 0-28 13-28 28 0 23 25 32 46 32 34 0 50-33 52-36 5 18 24 36 53 36 50 0 78-62 78-75 0-4-4-4-5-4-4 0-6 1-6 6-17 51-50 62-66 62-19 0-26-15-26-32 0-10 3-21 8-42 6-22 11-44 17-67z">
              <text:p/>
            </draw:path>
            <draw:path draw:style-name="gr3" draw:text-style-name="P3" draw:layer="layout" svg:width="0.123cm" svg:height="0.226cm" svg:x="21.964cm" svg:y="8.651cm" svg:viewBox="0 0 124 227" svg:d="M77 10c0-10 0-10-10-10-22 22-53 22-67 22 0 5 0 9 0 13 8 0 31 0 49-10 0 58 0 116 0 175 0 11 0 15-34 15-4 0-9 0-14 0 0 4 0 8 0 12 7 0 49-1 62-1 11 0 54 1 61 1 0-4 0-8 0-12-4 0-8 0-12 0-35 0-35-4-35-15 0-64 0-127 0-190z">
              <text:p/>
            </draw:path>
            <draw:path draw:style-name="gr3" draw:text-style-name="P3" draw:layer="layout" svg:width="0.325cm" svg:height="0.113cm" svg:x="22.311cm" svg:y="8.625cm" svg:viewBox="0 0 326 114" svg:d="M309 20c7 0 17 0 17-10s-10-10-16-10c-98 0-196 0-295 0-7 0-15 0-15 10s8 10 17 10c97 0 195 0 292 0zM310 114c6 0 16 0 16-9 0-10-10-10-17-10-97 0-195 0-292 0-9 0-17 0-17 10 0 9 8 9 15 9 99 0 197 0 295 0z">
              <text:p/>
            </draw:path>
            <draw:path draw:style-name="gr3" draw:text-style-name="P3" draw:layer="layout" svg:width="0.161cm" svg:height="0.324cm" svg:x="22.845cm" svg:y="8.479cm" svg:viewBox="0 0 162 325" svg:d="M101 13c0-12 0-13-12-13-30 32-74 32-89 32 0 5 0 9 0 14 10 0 39 0 64-13 0 85 0 170 0 254 0 17-1 23-46 23-5 0-10 0-15 0 0 5 0 10 0 15 17-1 60-1 80-1 19 0 61 0 79 1 0-5 0-10 0-15-5 0-10 0-15 0-45 0-46-4-46-23 0-91 0-183 0-274z">
              <text:p/>
            </draw:path>
          </draw:g>
        </draw:g>
        <draw:custom-shape draw:style-name="gr1" draw:text-style-name="P1" xml:id="id4" draw:id="id4" draw:layer="layout" svg:width="3.81cm" svg:height="1.583cm" svg:x="16.847cm" svg:y="9.3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S_{21}:[35,37.4]§svg§600§FALSE§</svg:desc>
          <draw:g>
            <draw:path draw:style-name="gr2" draw:text-style-name="P2" draw:layer="layout" svg:width="2.876cm" svg:height="0.439cm" svg:x="17.418cm" svg:y="9.471cm" svg:viewBox="0 0 2877 440" svg:d="M1438 440c-479 0-959 0-1438 0 0-147 0-293 0-440 959 0 1918 0 2877 0 0 147 0 293 0 440-480 0-959 0-1439 0z">
              <text:p/>
            </draw:path>
            <draw:path draw:style-name="gr3" draw:text-style-name="P3" draw:layer="layout" svg:width="0.291cm" svg:height="0.355cm" svg:x="17.418cm" svg:y="9.468cm" svg:viewBox="0 0 292 356" svg:d="M292 4c0-1-1-4-5-4-3 0-3 0-9 7-7 9-15 19-23 28-13-22-40-35-70-35-63 0-122 56-122 116 0 39 25 61 50 70 18 4 36 8 54 12s44 13 44 52c0 45-40 91-88 91-32 0-87-11-87-72 0-12 3-23 5-26 0-3 0-3 0-4 0-4-3-4-6-4s-3 0-4 1c-3 2-31 113-31 114 0 3 3 6 6 6 2 0 2 0 9-7 8-9 16-19 24-28 21 28 55 35 83 35 67 0 126-66 126-126 0-33-17-50-26-57-11-11-18-14-61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52cm" svg:height="0.227cm" svg:x="17.716cm" svg:y="9.66cm" svg:viewBox="0 0 153 228" svg:d="M153 165c-4 0-8 0-12 0-1 7-5 28-9 30-3 3-30 3-34 3-21 0-42 0-63 0 35-32 48-42 69-57 25-21 49-42 49-74 0-42-37-67-82-67-42 0-71 29-71 61 0 17 15 19 18 19 9 0 18-6 18-19 0-5-1-18-19-18 10-23 33-30 50-30 34 0 52 26 52 54 0 29-21 53-32 66-28 27-55 54-83 81-4 2-4 4-4 14 48 0 95 0 143 0 3-21 6-42 10-63z">
              <text:p/>
            </draw:path>
            <draw:path draw:style-name="gr3" draw:text-style-name="P3" draw:layer="layout" svg:width="0.124cm" svg:height="0.227cm" svg:x="17.929cm" svg:y="9.66cm" svg:viewBox="0 0 125 228" svg:d="M77 10c0-10 0-10-10-10-22 21-53 21-67 21 0 4 0 8 0 13 7 0 31 0 49-10 0 58 0 117 0 176 0 11 0 15-34 15-4 0-9 0-14 0 0 4 0 8 0 13 7-2 49-2 62-2 11 0 55 0 62 2 0-5 0-9 0-13-5 0-9 0-13 0-35 0-35-4-35-15 0-64 0-127 0-190z">
              <text:p/>
            </draw:path>
            <draw:path draw:style-name="gr3" draw:text-style-name="P3" draw:layer="layout" svg:width="0.051cm" svg:height="0.21cm" svg:x="18.29cm" svg:y="9.602cm" svg:viewBox="0 0 52 211" svg:d="M52 27c0-16-11-27-25-27s-27 12-27 27c0 14 13 25 27 25s25-12 25-25zM52 186c0-16-11-27-25-27s-27 12-27 27c0 14 13 25 27 25s25-11 25-25z">
              <text:p/>
            </draw:path>
            <draw:path draw:style-name="gr3" draw:text-style-name="P3" draw:layer="layout" svg:width="0.066cm" svg:height="0.489cm" svg:x="18.579cm" svg:y="9.446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2cm" svg:height="0.336cm" svg:x="18.679cm" svg:y="9.488cm" svg:viewBox="0 0 203 337" svg:d="M122 154c39-14 68-48 68-87 0-40-43-67-91-67-49 0-86 29-86 66 0 16 11 26 25 26 15 0 25-11 25-25 0-25-24-25-31-25 16-24 48-31 66-31 20 0 48 11 48 56 0 6-2 34-14 56-16 22-33 25-45 25-3 0-16 1-18 1-5 0-9 2-9 6 0 6 4 6 13 6 7 0 14 0 21 0 40 0 59 33 59 81 0 67-34 81-56 81-21 0-58-9-75-38 17 3 33-9 33-27s-14-28-28-28c-12 0-27 7-27 30 0 44 45 77 98 77 60 0 105-45 105-95 0-41-31-79-81-88z">
              <text:p/>
            </draw:path>
            <draw:path draw:style-name="gr3" draw:text-style-name="P3" draw:layer="layout" svg:width="0.195cm" svg:height="0.336cm" svg:x="18.928cm" svg:y="9.488cm" svg:viewBox="0 0 196 337" svg:d="M196 228c0-59-41-108-94-108-22 0-45 8-61 25 0-32 0-64 0-96 9 4 25 7 42 7 60 0 93-45 93-50s-1-6-4-6c-1 0-1 0-4 1-10 5-34 14-67 14-20 0-42-4-65-14-4-1-5-1-7-1-4 0-4 4-4 11 0 49 0 97 0 145 0 10 0 13 7 13 3 0 4-1 6-4 5-7 24-34 64-34 25 0 38 23 42 31 7 18 9 38 9 61 0 17 0 48-13 67-11 20-29 33-52 33-36 0-64-27-73-55 2 0 3 0 9 0 17 0 25-12 25-24s-8-23-25-23c-7 0-24 4-24 26 0 42 34 90 90 90s106-48 106-109z">
              <text:p/>
            </draw:path>
            <draw:path draw:style-name="gr3" draw:text-style-name="P3" draw:layer="layout" svg:width="0.056cm" svg:height="0.146cm" svg:x="19.191cm" svg:y="9.762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3" draw:text-style-name="P3" draw:layer="layout" svg:width="0.203cm" svg:height="0.336cm" svg:x="19.388cm" svg:y="9.488cm" svg:viewBox="0 0 204 337" svg:d="M122 154c40-14 68-48 68-87 0-40-43-67-89-67-51 0-87 29-87 66 0 16 10 26 24 26 15 0 25-11 25-25 0-25-22-25-29-25 14-24 47-31 64-31 21 0 48 11 48 56 0 6-2 34-14 56-14 22-31 25-44 25-4 0-15 1-19 1-5 0-7 2-7 6 0 6 2 6 11 6 7 0 15 0 22 0 41 0 59 33 59 81 0 67-35 81-56 81s-59-9-76-38c17 3 33-9 33-27s-13-28-27-28c-13 0-28 7-28 30 0 44 46 77 99 77 61 0 105-45 105-95 0-41-30-79-82-88z">
              <text:p/>
            </draw:path>
            <draw:path draw:style-name="gr3" draw:text-style-name="P3" draw:layer="layout" svg:width="0.209cm" svg:height="0.341cm" svg:x="19.641cm" svg:y="9.482cm" svg:viewBox="0 0 210 342" svg:d="M206 34c4-7 4-7 4-19-40 0-79 0-119 0-60 0-62-5-63-15-4 0-8 0-13 0-5 34-10 67-15 101 4 0 7 0 11 0 2-7 7-38 13-45 4-3 42-3 49-3 33 0 67 0 101 0-6 8-44 61-55 78-45 66-60 134-60 185 0 4 0 26 22 26 23 0 23-22 23-26 0-9 0-17 0-26 0-27 1-54 5-81 2-11 9-53 31-83 22-31 44-62 66-92z">
              <text:p/>
            </draw:path>
            <draw:path draw:style-name="gr3" draw:text-style-name="P3" draw:layer="layout" svg:width="0.051cm" svg:height="0.051cm" svg:x="19.902cm" svg:y="9.762cm" svg:viewBox="0 0 52 52" svg:d="M52 27c0-16-12-27-27-27s-25 12-25 27c0 14 10 25 25 25s27-12 27-25z">
              <text:p/>
            </draw:path>
            <draw:path draw:style-name="gr3" draw:text-style-name="P3" draw:layer="layout" svg:width="0.217cm" svg:height="0.33cm" svg:x="20.009cm" svg:y="9.482cm" svg:viewBox="0 0 218 331" svg:d="M132 250c0 14 0 29 0 43 0 17-2 23-38 23-4 0-8 0-11 0 0 5 0 10 0 15 21-1 46-1 67-1s46 0 67 1c0-5 0-10 0-15-4 0-8 0-11 0-37 0-37-6-37-23 0-14 0-29 0-43 17 0 33 0 49 0 0-5 0-10 0-15-16 0-32 0-49 0 0-74 0-148 0-222 0-10 0-13-8-13-4 0-6 0-10 6-50 76-101 152-151 229 0 5 0 10 0 15 44 0 88 0 132 0zM134 235c-40 0-80 0-120 0 40-61 80-121 120-182 0 61 0 121 0 182z">
              <text:p/>
            </draw:path>
            <draw:path draw:style-name="gr3" draw:text-style-name="P3" draw:layer="layout" svg:width="0.066cm" svg:height="0.489cm" svg:x="20.253cm" svg:y="9.446cm" svg:viewBox="0 0 67 490" svg:d="M67 0c-22 0-45 0-67 0 0 7 0 13 0 20 16 0 32 0 48 0 0 150 0 300 0 451-16 0-32 0-48 0 0 6 0 13 0 19 22 0 45 0 67 0 0-163 0-327 0-490z">
              <text:p/>
            </draw:path>
          </draw:g>
        </draw:g>
        <draw:g>
          <svg:title>TexMaths</svg:title>
          <svg:desc>14§display§\bar{x}=(0,1,1,1/7)^T§svg§600§FALSE§</svg:desc>
          <draw:g>
            <draw:path draw:style-name="gr2" draw:text-style-name="P2" draw:layer="layout" svg:width="3.67cm" svg:height="0.505cm" svg:x="16.972cm" svg:y="10.103cm" svg:viewBox="0 0 3671 506" svg:d="M0 0c1224 0 2447 0 3671 0 0 169 0 337 0 506-1224 0-2447 0-3671 0 0-169 0-337 0-506z">
              <text:p/>
            </draw:path>
            <draw:path draw:style-name="gr3" draw:text-style-name="P3" draw:layer="layout" svg:width="0.175cm" svg:height="0.014cm" svg:x="17.013cm" svg:y="10.223cm" svg:viewBox="0 0 176 15" svg:d="M0 0c59 0 118 0 176 0 0 5 0 10 0 15-58 0-117 0-176 0 0-5 0-10 0-15z">
              <text:p/>
            </draw:path>
            <draw:path draw:style-name="gr3" draw:text-style-name="P3" draw:layer="layout" svg:width="0.244cm" svg:height="0.22cm" svg:x="16.961cm" svg:y="10.296cm" svg:viewBox="0 0 245 221" svg:d="M150 68c3-12 15-58 49-58 3 0 14 0 25 7-14 3-24 14-24 26 0 7 6 17 18 17s27-8 27-28c0-26-29-32-46-32-28 0-45 25-51 36-12-32-39-36-53-36-52 0-80 63-80 75 0 5 4 3 6 5 4 0 6-2 7-6 17-52 49-64 66-64 10 0 26 4 26 33 0 16-8 48-26 116-9 31-25 52-46 52-5 0-16 0-26-7 13-3 24-13 24-27 0-12-11-16-18-16-15 0-28 12-28 28 0 22 25 32 46 32 32 0 51-34 52-37 6 19 24 37 53 37 51 0 79-63 79-76 0-4-5-4-6-4-4 0-6 1-7 6-15 51-49 64-64 64-20 0-28-17-28-34 0-9 4-21 8-41 6-23 11-45 17-68z">
              <text:p/>
            </draw:path>
            <draw:path draw:style-name="gr3" draw:text-style-name="P3" draw:layer="layout" svg:width="0.326cm" svg:height="0.114cm" svg:x="17.392cm" svg:y="10.332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3" draw:text-style-name="P3" draw:layer="layout" svg:width="0.112cm" svg:height="0.488cm" svg:x="17.932cm" svg:y="10.145cm" svg:viewBox="0 0 113 489" svg:d="M113 483c0-1 0-1-8-9-60-62-77-155-77-230 0-85 20-170 80-231 5-6 5-7 5-9 0-3-1-4-4-4-5 0-49 32-78 95-25 54-31 108-31 149 0 38 6 98 32 153 30 60 72 92 77 92 3 0 4-1 4-6z">
              <text:p/>
            </draw:path>
            <draw:path draw:style-name="gr3" draw:text-style-name="P3" draw:layer="layout" svg:width="0.206cm" svg:height="0.336cm" svg:x="18.093cm" svg:y="10.186cm" svg:viewBox="0 0 207 337" svg:d="M207 169c0-39-1-78-19-115-23-46-63-54-83-54-29 0-66 13-87 59-15 33-18 71-18 110 0 38 3 81 22 119 21 39 58 49 82 49 26 0 64-10 85-58 17-33 18-71 18-110zM104 325c-19 0-48-11-56-58-6-30-6-74-6-104s0-62 3-89c10-59 46-63 59-63 16 0 49 9 58 57 5 27 5 65 5 95 0 37 0 70-6 102-7 47-35 60-57 60z">
              <text:p/>
            </draw:path>
            <draw:path draw:style-name="gr3" draw:text-style-name="P3" draw:layer="layout" svg:width="0.056cm" svg:height="0.146cm" svg:x="18.363cm" svg:y="10.459cm" svg:viewBox="0 0 57 147" svg:d="M57 52c0-32-12-52-32-52-15 0-25 13-25 27 0 12 10 25 25 25 6 0 13-2 18-6 2-1 1-1 2-1s1 0 1 7c0 36-16 66-33 82-6 5-6 6-6 7 0 4 3 6 6 6 5 0 44-38 44-95z">
              <text:p/>
            </draw:path>
            <draw:path draw:style-name="gr3" draw:text-style-name="P3" draw:layer="layout" svg:width="0.161cm" svg:height="0.324cm" svg:x="18.583cm" svg:y="10.186cm" svg:viewBox="0 0 162 325" svg:d="M101 13c0-12 0-13-11-13-31 32-75 32-90 32 0 5 0 9 0 14 10 0 39 0 64-12 0 84 0 169 0 254 0 17-1 24-46 24-5 0-10 0-15 0 0 4 0 9 0 13 17-1 60-1 80-1 19 0 61 0 79 1 0-4 0-9 0-13-5 0-10 0-15 0-45 0-46-6-46-24 0-92 0-184 0-275z">
              <text:p/>
            </draw:path>
            <draw:path draw:style-name="gr3" draw:text-style-name="P3" draw:layer="layout" svg:width="0.058cm" svg:height="0.146cm" svg:x="18.826cm" svg:y="10.459cm" svg:viewBox="0 0 59 147" svg:d="M59 52c0-32-13-52-32-52-17 0-27 13-27 27 0 12 10 25 27 25 5 0 12-2 16-6 2-1 2-1 3-1 1 2 2 0 2 7 0 36-17 66-34 82-5 5-6 6-6 7 0 4 3 6 6 6 4 0 45-38 45-95z">
              <text:p/>
            </draw:path>
            <draw:path draw:style-name="gr3" draw:text-style-name="P3" draw:layer="layout" svg:width="0.161cm" svg:height="0.324cm" svg:x="19.047cm" svg:y="10.186cm" svg:viewBox="0 0 162 325" svg:d="M101 13c0-12 0-13-11-13-31 32-75 32-90 32 0 5 0 9 0 14 10 0 38 0 64-12 0 84 0 169 0 254 0 17-1 24-46 24-5 0-10 0-15 0 0 4 0 9 0 13 17-1 60-1 80-1 19 0 61 0 79 1 0-4 0-9 0-13-5 0-11 0-16 0-44 0-45-6-45-24 0-92 0-184 0-275z">
              <text:p/>
            </draw:path>
            <draw:path draw:style-name="gr3" draw:text-style-name="P3" draw:layer="layout" svg:width="0.056cm" svg:height="0.146cm" svg:x="19.291cm" svg:y="10.459cm" svg:viewBox="0 0 57 147" svg:d="M57 52c0-32-11-52-30-52-17 0-27 13-27 27 0 12 10 25 27 25 5 0 12-2 16-6 2-1 2-1 3-1 1 2 2 0 2 7 0 36-18 66-34 82-5 5-6 6-6 7 0 4 3 6 5 6 5 0 44-38 44-95z">
              <text:p/>
            </draw:path>
            <draw:path draw:style-name="gr3" draw:text-style-name="P3" draw:layer="layout" svg:width="0.161cm" svg:height="0.324cm" svg:x="19.511cm" svg:y="10.186cm" svg:viewBox="0 0 162 325" svg:d="M101 13c0-12 0-13-11-13-30 32-73 32-90 32 0 5 0 9 0 14 10 0 39 0 64-12 0 84 0 169 0 254 0 17-1 24-44 24-6 0-11 0-16 0 0 4 0 9 0 13 17-1 59-1 79-1 19 0 63 0 79 1 0-4 0-9 0-13-5 0-10 0-15 0-45 0-46-6-46-24 0-92 0-184 0-275z">
              <text:p/>
            </draw:path>
            <draw:path draw:style-name="gr3" draw:text-style-name="P3" draw:layer="layout" svg:width="0.191cm" svg:height="0.488cm" svg:x="19.74cm" svg:y="10.145cm" svg:viewBox="0 0 192 489" svg:d="M189 18c3-7 2-5 3-8 0-6-4-10-10-10-4 0-7 1-8 4-57 156-114 311-171 467-3 5-2 5-3 8 0 6 4 10 10 10 7 0 8-3 11-11 56-153 112-307 168-460z">
              <text:p/>
            </draw:path>
            <draw:path draw:style-name="gr3" draw:text-style-name="P3" draw:layer="layout" svg:width="0.21cm" svg:height="0.34cm" svg:x="19.986cm" svg:y="10.181cm" svg:viewBox="0 0 211 341" svg:d="M207 32c4-5 4-7 4-17-40 0-80 0-120 0-59 0-60-7-62-15-4 0-8 0-12 0-6 34-11 67-17 101 4 0 8 0 13 0 1-9 5-40 12-45 3-3 42-3 48-3 34 0 68 0 102 0-6 7-45 62-56 77-43 66-60 134-60 184 0 5-1 27 22 27s24-22 24-27c0-8 0-16 0-25 0-26 1-54 4-79 3-13 10-55 31-84 22-31 45-63 67-94z">
              <text:p/>
            </draw:path>
            <draw:path draw:style-name="gr3" draw:text-style-name="P3" draw:layer="layout" svg:width="0.114cm" svg:height="0.488cm" svg:x="20.233cm" svg:y="10.145cm" svg:viewBox="0 0 115 489" svg:d="M115 244c0-37-6-97-34-152-29-61-71-92-75-92-3 0-6 1-6 4 0 2 0 3 10 11 47 49 75 127 75 229 0 84-18 170-78 232-7 6-7 6-7 7 0 5 3 6 6 6 4 0 49-34 78-95 24-55 31-109 31-150z">
              <text:p/>
            </draw:path>
            <draw:path draw:style-name="gr3" draw:text-style-name="P3" draw:layer="layout" svg:width="0.256cm" svg:height="0.231cm" svg:x="20.411cm" svg:y="10.078cm" svg:viewBox="0 0 257 232" svg:d="M153 24c2-10 2-10 11-11 1 0 14 0 21 0 21 0 29 0 38 2 15 5 16 14 16 27 0 5 0 10-3 28 0 1 0 3 0 4 0 3 2 4 6 4s6-3 6-8c3-22 6-44 9-66 0-4-4-4-9-4-71 0-142 0-213 0-8 0-8 0-11 7-7 20-14 41-21 61-2 2-3 5-3 6s1 4 6 4 5-1 8-7c20-56 31-58 83-58 5 0 10 0 15 0 10 0 10 0 10 2s0 3-2 7c-15 60-30 120-44 181-3 12-5 16-41 16-13 0-15 0-15 7 0 2 1 6 5 6 10 0 20-1 30-1 9 0 21 0 30 0s21 0 31 0c9 0 20 1 28 1 3 0 9 0 9-8 0-5-3-5-14-5-7 0-14 0-20-1-13 0-13-1-13-6 0-2 0-2 2-8 15-60 30-120 45-180z">
              <text:p/>
            </draw:path>
          </draw:g>
        </draw:g>
        <draw:custom-shape draw:style-name="gr6" draw:text-style-name="P1" xml:id="id6" draw:id="id6" draw:layer="layout" svg:width="3.395cm" svg:height="0.923cm" svg:x="19.512cm" svg:y="12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212}:[35,-\infty]§svg§600§FALSE§</svg:desc>
          <draw:g>
            <draw:path draw:style-name="gr2" draw:text-style-name="P2" draw:layer="layout" svg:width="3.072cm" svg:height="0.439cm" svg:x="19.62cm" svg:y="12.673cm" svg:viewBox="0 0 3073 440" svg:d="M1536 440c-512 0-1024 0-1536 0 0-147 0-293 0-440 1024 0 2049 0 3073 0 0 147 0 293 0 440-512 0-1024 0-1537 0z">
              <text:p/>
            </draw:path>
            <draw:path draw:style-name="gr3" draw:text-style-name="P3" draw:layer="layout" svg:width="0.291cm" svg:height="0.355cm" svg:x="19.62cm" svg:y="12.67cm" svg:viewBox="0 0 292 356" svg:d="M292 4c0-1-1-4-5-4-3 0-3 0-9 7-7 9-15 19-23 28-13-22-40-35-70-35-63 0-122 56-122 116 0 39 25 61 50 70 18 4 36 8 54 12s44 13 44 52c0 45-40 91-88 91-32 0-87-11-87-72 0-12 3-23 5-26 0-3 0-3 0-4 0-4-3-4-6-4s-3 0-4 1c-3 2-31 113-31 114 0 3 3 6 6 6 2 0 2 0 9-7 8-9 16-19 24-28 21 28 55 35 83 35 67 0 126-66 126-126 0-33-17-50-26-57-11-11-18-14-61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52cm" svg:height="0.227cm" svg:x="19.918cm" svg:y="12.862cm" svg:viewBox="0 0 153 228" svg:d="M153 165c-4 0-8 0-12 0-1 7-5 28-9 30-3 3-30 3-34 3-21 0-42 0-63 0 35-32 48-42 69-57 25-21 49-42 49-74 0-42-37-67-82-67-42 0-71 29-71 61 0 17 15 19 18 19 9 0 18-6 18-19 0-5-1-18-19-18 10-23 33-30 50-30 34 0 52 26 52 54 0 29-21 53-32 66-28 27-55 54-83 81-4 2-4 4-4 14 47 0 94 0 141 0 4-21 8-42 12-63z">
              <text:p/>
            </draw:path>
            <draw:path draw:style-name="gr3" draw:text-style-name="P3" draw:layer="layout" svg:width="0.124cm" svg:height="0.227cm" svg:x="20.131cm" svg:y="12.862cm" svg:viewBox="0 0 125 228" svg:d="M77 10c0-10 0-10-10-10-22 21-53 21-67 21 0 4 0 8 0 13 7 0 31 0 49-10 0 58 0 117 0 176 0 11 0 15-34 15-4 0-9 0-14 0 0 4 0 8 0 13 7-2 49-2 62-2 11 0 55 0 62 2 0-5 0-9 0-13-5 0-9 0-13 0-35 0-35-4-35-15 0-64 0-127 0-190z">
              <text:p/>
            </draw:path>
            <draw:path draw:style-name="gr3" draw:text-style-name="P3" draw:layer="layout" svg:width="0.152cm" svg:height="0.227cm" svg:x="20.31cm" svg:y="12.862cm" svg:viewBox="0 0 153 228" svg:d="M153 165c-4 0-8 0-12 0-1 7-5 28-9 30-3 3-30 3-34 3-21 0-42 0-63 0 35-32 48-42 69-57 25-21 49-42 49-74 0-42-37-67-82-67-42 0-71 29-71 61 0 17 15 19 18 19 9 0 18-6 18-19 0-5-1-18-19-18 10-23 33-30 50-30 34 0 52 26 52 54 0 29-21 53-32 66-28 27-55 54-83 81-4 2-4 4-4 14 48 0 95 0 143 0 3-21 6-42 10-63z">
              <text:p/>
            </draw:path>
            <draw:path draw:style-name="gr3" draw:text-style-name="P3" draw:layer="layout" svg:width="0.051cm" svg:height="0.21cm" svg:x="20.688cm" svg:y="12.804cm" svg:viewBox="0 0 52 211" svg:d="M52 27c0-16-11-27-25-27s-27 12-27 27c0 14 13 25 27 25s25-12 25-25zM52 186c0-16-11-27-25-27s-27 12-27 27c0 14 13 25 27 25s25-11 25-25z">
              <text:p/>
            </draw:path>
            <draw:path draw:style-name="gr3" draw:text-style-name="P3" draw:layer="layout" svg:width="0.066cm" svg:height="0.489cm" svg:x="20.977cm" svg:y="12.648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2cm" svg:height="0.336cm" svg:x="21.077cm" svg:y="12.69cm" svg:viewBox="0 0 203 337" svg:d="M122 154c39-14 68-48 68-87 0-40-43-67-91-67-49 0-86 29-86 66 0 16 11 26 25 26 15 0 25-11 25-25 0-25-24-25-31-25 16-24 48-31 66-31 20 0 48 11 48 56 0 6-2 34-14 56-16 22-33 25-45 25-3 0-16 1-18 1-5 0-9 2-9 6 0 6 4 6 13 6 7 0 14 0 21 0 40 0 59 33 59 81 0 67-34 81-56 81-21 0-58-9-75-38 17 3 33-9 33-27s-14-28-28-28c-12 0-27 7-27 30 0 44 45 77 99 77 59 0 104-45 104-95 0-41-31-79-81-88z">
              <text:p/>
            </draw:path>
            <draw:path draw:style-name="gr3" draw:text-style-name="P3" draw:layer="layout" svg:width="0.195cm" svg:height="0.336cm" svg:x="21.326cm" svg:y="12.69cm" svg:viewBox="0 0 196 337" svg:d="M196 228c0-59-41-108-94-108-22 0-45 8-61 25 0-32 0-64 0-96 9 4 25 7 42 7 60 0 95-45 95-50s-3-6-6-6c-1 0-1 0-4 1-10 5-34 14-67 14-20 0-42-4-65-14-4-1-5-1-7-1-4 0-4 4-4 11 0 49 0 97 0 145 0 10 0 13 7 13 3 0 4-1 6-4 5-7 24-34 64-34 25 0 38 23 42 31 7 18 9 38 9 61 0 17 0 48-12 67-12 20-30 33-53 33-36 0-64-27-73-55 2 0 3 0 9 0 17 0 25-12 25-24s-8-23-25-23c-7 0-24 4-24 26 0 42 34 90 90 90s106-48 106-109z">
              <text:p/>
            </draw:path>
            <draw:path draw:style-name="gr3" draw:text-style-name="P3" draw:layer="layout" svg:width="0.056cm" svg:height="0.146cm" svg:x="21.589cm" svg:y="12.964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3" draw:text-style-name="P3" draw:layer="layout" svg:width="0.3cm" svg:height="0.02cm" svg:x="21.806cm" svg:y="12.883cm" svg:viewBox="0 0 301 21" svg:d="M284 21c8 0 17 1 17-10 0-10-9-11-17-11-89 0-177 0-266 0-8 0-18 1-18 11 0 11 10 10 18 10 89 0 177 0 266 0z">
              <text:p/>
            </draw:path>
            <draw:path draw:style-name="gr3" draw:text-style-name="P3" draw:layer="layout" svg:width="0.436cm" svg:height="0.221cm" svg:x="22.175cm" svg:y="12.799cm" svg:viewBox="0 0 437 222" svg:d="M222 84c-26-34-32-41-47-53-28-23-55-31-80-31-57 0-95 54-95 112 0 56 36 110 92 110 57 0 98-45 122-84 27 34 32 41 48 53 28 23 56 31 79 31 59 0 96-54 96-112 0-56-36-110-93-110-56 0-98 45-122 84zM235 101c21-35 57-86 112-86 53 0 80 52 80 95 0 49-34 88-77 88-28 0-51-21-62-30-11-13-22-28-53-67zM201 121c-19 35-55 86-111 86-52 0-79-52-79-95 0-49 32-88 76-88 28 0 50 21 61 30 12 14 24 28 53 67z">
              <text:p/>
            </draw:path>
            <draw:path draw:style-name="gr3" draw:text-style-name="P3" draw:layer="layout" svg:width="0.066cm" svg:height="0.489cm" svg:x="22.651cm" svg:y="12.648cm" svg:viewBox="0 0 67 490" svg:d="M67 0c-22 0-45 0-67 0 0 7 0 13 0 20 16 0 32 0 48 0 0 150 0 300 0 451-16 0-32 0-48 0 0 6 0 13 0 19 22 0 45 0 67 0 0-163 0-327 0-490z">
              <text:p/>
            </draw:path>
          </draw:g>
        </draw:g>
        <draw:connector draw:style-name="gr4" draw:text-style-name="P4" draw:layer="layout" draw:type="line" svg:x1="18.752cm" svg:y1="10.91cm" svg:x2="21.209cm" svg:y2="12.427cm" draw:start-shape="id4" draw:start-glue-point="2" draw:end-shape="id6" draw:end-glue-point="0" svg:d="M18752 10910l2457 1517" svg:viewBox="0 0 2458 1518">
          <text:p/>
        </draw:connector>
        <draw:connector draw:style-name="gr4" draw:text-style-name="P4" draw:layer="layout" draw:type="line" svg:x1="18.752cm" svg:y1="10.921cm" svg:x2="16.453cm" svg:y2="12.527cm" draw:end-shape="id7" draw:end-glue-point="0" svg:d="M18752 10921l-2299 1606" svg:viewBox="0 0 2300 1607">
          <text:p/>
        </draw:connector>
        <draw:g>
          <svg:title>TexMaths</svg:title>
          <svg:desc>14§display§x_4=1§svg§600§FALSE§</svg:desc>
          <draw:g>
            <draw:path draw:style-name="gr2" draw:text-style-name="P2" draw:layer="layout" svg:width="1.311cm" svg:height="0.348cm" svg:x="19.27cm" svg:y="11.504cm" svg:viewBox="0 0 1312 349" svg:d="M656 349c-219 0-437 0-656 0 0-116 0-233 0-349 437 0 874 0 1312 0 0 116 0 233 0 349-219 0-438 0-656 0z">
              <text:p/>
            </draw:path>
            <draw:path draw:style-name="gr3" draw:text-style-name="P3" draw:layer="layout" svg:width="0.244cm" svg:height="0.219cm" svg:x="19.259cm" svg:y="11.589cm" svg:viewBox="0 0 245 220" svg:d="M151 68c3-14 14-58 48-58 2 0 14 0 25 7-14 3-24 14-24 26 0 7 6 17 18 17 11 0 27-8 27-28 0-26-28-32-45-32-29 0-46 25-52 36-12-32-39-36-53-36-52 0-80 63-80 74 0 6 6 6 7 6 3 0 5-2 6-6 17-52 49-64 66-64 9 0 26 4 26 33 0 16-8 48-26 116-7 31-25 50-46 50-3 0-14 0-26-5 13-3 24-13 24-27 0-12-11-17-18-17-15 0-28 13-28 28 0 23 25 32 46 32 34 0 50-33 52-36 5 18 24 36 53 36 50 0 78-62 78-75 0-4-4-4-5-4-4 0-6 1-6 6-17 51-50 62-66 62-19 0-26-15-26-32 0-10 3-21 8-42 6-22 11-44 17-67z">
              <text:p/>
            </draw:path>
            <draw:path draw:style-name="gr3" draw:text-style-name="P3" draw:layer="layout" svg:width="0.168cm" svg:height="0.229cm" svg:x="19.539cm" svg:y="11.648cm" svg:viewBox="0 0 169 230" svg:d="M169 174c0-4 0-8 0-12-12 0-25 0-38 0 0-51 0-102 0-152 0-9 0-10-8-10-4 0-6 0-8 4-39 53-77 105-115 158 0 4 0 8 0 12 34 0 68 0 102 0 0 10 0 19 0 28 0 12 0 16-28 16-3 0-6 0-10 0 0 4 0 8 0 12 19-1 39-1 52-1s35 0 52 1c0-4 0-8 0-12-3 0-6 0-9 0-28 0-28-4-28-16 0-9 0-18 0-28 13 0 26 0 38 0zM103 36c0 42 0 84 0 126-29 0-59 0-89 0 30-42 60-84 89-126z">
              <text:p/>
            </draw:path>
            <draw:path draw:style-name="gr3" draw:text-style-name="P3" draw:layer="layout" svg:width="0.325cm" svg:height="0.113cm" svg:x="19.911cm" svg:y="11.625cm" svg:viewBox="0 0 326 114" svg:d="M309 20c7 0 17 0 17-10s-10-10-16-10c-98 0-196 0-295 0-7 0-15 0-15 10s8 10 17 10c97 0 195 0 292 0zM310 114c6 0 16 0 16-9 0-10-10-10-17-10-97 0-195 0-292 0-9 0-17 0-17 10 0 9 8 9 15 9 99 0 197 0 295 0z">
              <text:p/>
            </draw:path>
            <draw:path draw:style-name="gr3" draw:text-style-name="P3" draw:layer="layout" svg:width="0.161cm" svg:height="0.324cm" svg:x="20.445cm" svg:y="11.479cm" svg:viewBox="0 0 162 325" svg:d="M101 13c0-12 0-13-12-13-30 32-74 32-89 32 0 5 0 9 0 14 10 0 39 0 64-13 0 85 0 170 0 254 0 17-1 23-46 23-5 0-10 0-15 0 0 5 0 10 0 15 17-1 60-1 80-1 19 0 61 0 79 1 0-5 0-10 0-15-5 0-10 0-15 0-45 0-46-4-46-23 0-91 0-183 0-274z">
              <text:p/>
            </draw:path>
          </draw:g>
        </draw:g>
        <draw:g>
          <svg:title>TexMaths</svg:title>
          <svg:desc>14§display§x_4=0§svg§600§FALSE§</svg:desc>
          <draw:g>
            <draw:path draw:style-name="gr2" draw:text-style-name="P2" draw:layer="layout" svg:width="1.331cm" svg:height="0.348cm" svg:x="16.97cm" svg:y="11.506cm" svg:viewBox="0 0 1332 349" svg:d="M666 349c-222 0-444 0-666 0 0-116 0-233 0-349 444 0 888 0 1332 0 0 116 0 233 0 349-222 0-444 0-666 0z">
              <text:p/>
            </draw:path>
            <draw:path draw:style-name="gr3" draw:text-style-name="P3" draw:layer="layout" svg:width="0.244cm" svg:height="0.219cm" svg:x="16.959cm" svg:y="11.591cm" svg:viewBox="0 0 245 220" svg:d="M150 68c4-14 15-58 49-58 2 0 14 0 25 7-14 3-24 14-24 26 0 7 6 17 18 17 11 0 27-8 27-28 0-26-30-32-45-32-29 0-46 25-52 36-12-32-39-36-53-36-52 0-80 63-80 74 0 6 4 4 6 6 4 0 6-2 7-6 17-52 49-64 66-64 10 0 26 4 26 33 0 16-8 48-26 116-9 31-25 50-46 50-3 0-14 0-26-5 13-3 24-13 24-27 0-12-11-17-18-17-15 0-28 13-28 28 0 23 25 32 46 32 34 0 51-33 52-36 6 18 24 36 53 36 50 0 78-62 78-75 0-4-4-4-5-4-4 0-6 1-6 6-17 51-50 62-66 62-19 0-26-15-26-32 0-10 3-21 8-42 5-22 11-44 16-67z">
              <text:p/>
            </draw:path>
            <draw:path draw:style-name="gr3" draw:text-style-name="P3" draw:layer="layout" svg:width="0.168cm" svg:height="0.229cm" svg:x="17.239cm" svg:y="11.65cm" svg:viewBox="0 0 169 230" svg:d="M169 174c0-4 0-8 0-12-12 0-25 0-38 0 0-51 0-102 0-152 0-9 0-10-8-10-4 0-5 0-8 4-39 53-77 105-115 158 0 4 0 8 0 12 34 0 68 0 102 0 0 10 0 19 0 28 0 12 0 16-28 16-3 0-6 0-10 0 0 4 0 8 0 12 17-1 40-1 52-1 13 0 35 0 52 1 0-4 0-8 0-12-3 0-7 0-10 0-27 0-27-4-27-16 0-9 0-18 0-28 13 0 26 0 38 0zM104 36c0 42 0 84 0 126-30 0-60 0-90 0 30-42 60-84 90-126z">
              <text:p/>
            </draw:path>
            <draw:path draw:style-name="gr3" draw:text-style-name="P3" draw:layer="layout" svg:width="0.326cm" svg:height="0.113cm" svg:x="17.609cm" svg:y="11.627cm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3" draw:text-style-name="P3" draw:layer="layout" svg:width="0.206cm" svg:height="0.335cm" svg:x="18.12cm" svg:y="11.481cm" svg:viewBox="0 0 207 336" svg:d="M207 169c0-39-3-78-20-115-22-46-63-54-83-54-30 0-66 13-86 59-15 33-18 71-18 110 0 38 1 81 22 118 21 40 58 49 82 49 26 0 62-9 85-57 15-33 18-71 18-110zM104 325c-20 0-49-11-58-58-5-30-5-74-5-104s0-63 4-89c10-59 46-63 59-63 15 0 47 9 57 57 5 27 5 65 5 95 0 37 0 70-5 102-7 46-35 60-57 60z">
              <text:p/>
            </draw:path>
          </draw:g>
        </draw:g>
        <draw:custom-shape draw:style-name="gr1" draw:text-style-name="P1" xml:id="id7" draw:id="id7" draw:layer="layout" svg:width="3.81cm" svg:height="1.583cm" svg:x="14.548cm" svg:y="12.5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S_{211}:[35,35]§svg§600§FALSE§</svg:desc>
          <draw:g>
            <draw:path draw:style-name="gr2" draw:text-style-name="P2" draw:layer="layout" svg:width="2.689cm" svg:height="0.439cm" svg:x="15.22cm" svg:y="12.671cm" svg:viewBox="0 0 2690 440" svg:d="M1345 440c-448 0-897 0-1345 0 0-147 0-293 0-440 897 0 1793 0 2690 0 0 147 0 293 0 440-448 0-897 0-1345 0z">
              <text:p/>
            </draw:path>
            <draw:path draw:style-name="gr3" draw:text-style-name="P3" draw:layer="layout" svg:width="0.291cm" svg:height="0.355cm" svg:x="15.22cm" svg:y="12.668cm" svg:viewBox="0 0 292 356" svg:d="M292 4c0-1-1-4-5-4-3 0-3 0-8 7-8 9-16 19-24 28-13-22-39-35-72-35-61 0-120 56-120 116 0 39 25 61 50 70 18 4 36 8 54 12s44 13 44 52c0 45-40 91-88 91-32 0-87-11-87-72 0-12 3-23 5-26 0-3 0-3 0-4 0-4-3-4-6-4s-3 0-4 1c-3 2-31 113-31 114 0 3 3 6 6 6 2 0 2 0 9-7 8-9 16-19 24-28 21 28 55 35 83 35 67 0 124-66 124-126 0-33-15-50-23-57-12-11-19-14-62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52cm" svg:height="0.227cm" svg:x="15.518cm" svg:y="12.86cm" svg:viewBox="0 0 153 228" svg:d="M153 165c-5 0-9 0-13 0 0 7-4 28-8 30-3 3-30 3-34 3-21 0-43 0-64 0 36-32 49-42 70-57 25-21 49-42 49-74 0-42-37-67-82-67-42 0-71 29-71 61 0 17 15 19 18 19 9 0 18-6 18-19 0-5-2-18-19-18 10-23 33-30 50-30 34 0 52 26 52 54 0 29-21 53-32 66-28 27-55 54-83 81-4 2-4 4-4 14 47 0 94 0 141 0 4-21 8-42 12-63z">
              <text:p/>
            </draw:path>
            <draw:path draw:style-name="gr3" draw:text-style-name="P3" draw:layer="layout" svg:width="0.125cm" svg:height="0.227cm" svg:x="15.729cm" svg:y="12.86cm" svg:viewBox="0 0 126 228" svg:d="M78 10c0-10-1-10-9-10-23 21-55 21-69 21 0 4 0 8 0 13 8 0 32 0 50-10 0 58 0 117 0 176 0 11 0 15-35 15-4 0-8 0-12 0 0 4 0 8 0 13 7-2 49-2 61-2 10 0 54 0 62 2 0-5 0-9 0-13-4 0-8 0-13 0-35 0-35-4-35-15 0-64 0-127 0-190z">
              <text:p/>
            </draw:path>
            <draw:path draw:style-name="gr3" draw:text-style-name="P3" draw:layer="layout" svg:width="0.125cm" svg:height="0.227cm" svg:x="15.925cm" svg:y="12.86cm" svg:viewBox="0 0 126 228" svg:d="M78 10c0-10-1-10-9-10-23 21-55 21-69 21 0 4 0 8 0 13 8 0 32 0 50-10 0 58 0 117 0 176 0 11 0 15-35 15-4 0-8 0-12 0 0 4 0 8 0 13 7-2 49-2 61-2 10 0 54 0 62 2 0-5 0-9 0-13-4 0-8 0-13 0-35 0-35-4-35-15 0-64 0-127 0-190z">
              <text:p/>
            </draw:path>
            <draw:path draw:style-name="gr3" draw:text-style-name="P3" draw:layer="layout" svg:width="0.051cm" svg:height="0.21cm" svg:x="16.288cm" svg:y="12.802cm" svg:viewBox="0 0 52 211" svg:d="M52 27c0-16-11-27-25-27-15 0-27 12-27 27 0 14 12 25 27 25 14 0 25-12 25-25zM52 186c0-16-11-27-25-27-15 0-27 12-27 27 0 14 12 25 27 25 14 0 25-11 25-25z">
              <text:p/>
            </draw:path>
            <draw:path draw:style-name="gr3" draw:text-style-name="P3" draw:layer="layout" svg:width="0.066cm" svg:height="0.489cm" svg:x="16.576cm" svg:y="12.646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3cm" svg:height="0.336cm" svg:x="16.675cm" svg:y="12.688cm" svg:viewBox="0 0 204 337" svg:d="M122 154c40-14 68-48 68-87 0-40-42-67-89-67-51 0-87 29-87 66 0 16 10 26 25 26 14 0 24-11 24-25 0-25-22-25-29-25 15-24 47-31 64-31 21 0 48 11 48 56 0 6-2 34-14 56-14 22-31 25-44 25-4 0-15 1-19 1-3 0-7 2-7 6 0 6 4 6 11 6s15 0 22 0c41 0 59 33 59 81 0 67-35 81-56 81s-57-9-76-38c19 3 33-9 33-27s-13-28-27-28c-13 0-28 7-28 30 0 44 46 77 99 77 61 0 105-45 105-95 0-41-30-79-82-88z">
              <text:p/>
            </draw:path>
            <draw:path draw:style-name="gr3" draw:text-style-name="P3" draw:layer="layout" svg:width="0.195cm" svg:height="0.336cm" svg:x="16.926cm" svg:y="12.688cm" svg:viewBox="0 0 196 337" svg:d="M196 228c0-59-41-108-94-108-24 0-45 8-63 25 0-32 0-64 0-96 10 4 27 7 42 7 60 0 95-45 95-50s-1-6-5-6c-1 0-2 0-3 1-10 5-35 14-67 14-20 0-42-4-66-14-4-1-4-1-6-1-5 0-5 4-5 11 0 49 0 97 0 145 0 10 0 13 7 13 4 0 5-1 7-4 5-7 24-34 63-34 26 0 38 23 42 31 8 18 8 38 8 61 0 17 0 48-11 67-11 20-29 33-53 33-35 0-63-27-72-55 2 0 3 0 9 0 15 0 24-12 24-24s-9-23-24-23c-7 0-24 4-24 26 0 42 34 90 88 90 58 0 108-48 108-109z">
              <text:p/>
            </draw:path>
            <draw:path draw:style-name="gr3" draw:text-style-name="P3" draw:layer="layout" svg:width="0.056cm" svg:height="0.146cm" svg:x="17.189cm" svg:y="12.96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3" draw:text-style-name="P3" draw:layer="layout" svg:width="0.203cm" svg:height="0.336cm" svg:x="17.385cm" svg:y="12.688cm" svg:viewBox="0 0 204 337" svg:d="M123 154c39-14 69-48 69-87 0-40-44-67-91-67-49 0-87 29-87 66 0 16 11 26 25 26 16 0 25-11 25-25 0-25-23-25-30-25 15-24 47-31 65-31 20 0 47 11 47 56 0 6 0 34-13 56-15 22-32 25-45 25-3 0-15 1-18 1-4 0-8 2-8 6 0 6 4 6 12 6 7 0 14 0 21 0 41 0 59 33 59 81 0 67-34 81-56 81-21 0-57-9-74-38 17 3 32-9 32-27s-14-28-28-28c-11 0-28 7-28 30 0 44 46 77 99 77 61 0 105-45 105-95 0-41-30-79-81-88z">
              <text:p/>
            </draw:path>
            <draw:path draw:style-name="gr3" draw:text-style-name="P3" draw:layer="layout" svg:width="0.195cm" svg:height="0.336cm" svg:x="17.636cm" svg:y="12.688cm" svg:viewBox="0 0 196 337" svg:d="M196 228c0-59-41-108-94-108-24 0-45 8-61 25 0-32 0-64 0-96 9 4 25 7 42 7 60 0 93-45 93-50s-1-6-4-6c-1 0-1 0-4 1-10 5-34 14-67 14-20 0-42-4-65-14-4-1-5-1-7-1-4 0-4 4-4 11 0 49 0 97 0 145 0 10 0 13 7 13 3 0 4-1 6-4 5-7 24-34 64-34 25 0 38 23 41 31 8 18 10 38 10 61 0 17 0 48-13 67-11 20-29 33-52 33-36 0-64-27-73-55 2 0 3 0 9 0 17 0 25-12 25-24s-8-23-25-23c-7 0-24 4-24 26 0 42 34 90 88 90 58 0 108-48 108-109z">
              <text:p/>
            </draw:path>
            <draw:path draw:style-name="gr3" draw:text-style-name="P3" draw:layer="layout" svg:width="0.066cm" svg:height="0.489cm" svg:x="17.868cm" svg:y="12.646cm" svg:viewBox="0 0 67 490" svg:d="M67 0c-22 0-45 0-67 0 0 7 0 13 0 20 16 0 32 0 48 0 0 150 0 300 0 451-16 0-32 0-48 0 0 6 0 13 0 19 22 0 45 0 67 0 0-163 0-327 0-490z">
              <text:p/>
            </draw:path>
          </draw:g>
        </draw:g>
        <draw:g>
          <svg:title>TexMaths</svg:title>
          <svg:desc>14§display§\bar{x}=(0,1,1,0)^T§svg§600§FALSE§</svg:desc>
          <draw:g>
            <draw:path draw:style-name="gr2" draw:text-style-name="P2" draw:layer="layout" svg:width="3.179cm" svg:height="0.505cm" svg:x="14.873cm" svg:y="13.303cm" svg:viewBox="0 0 3180 506" svg:d="M0 0c1060 0 2120 0 3180 0 0 169 0 337 0 506-1060 0-2120 0-3180 0 0-169 0-337 0-506z">
              <text:p/>
            </draw:path>
            <draw:path draw:style-name="gr3" draw:text-style-name="P3" draw:layer="layout" svg:width="0.175cm" svg:height="0.014cm" svg:x="14.914cm" svg:y="13.423cm" svg:viewBox="0 0 176 15" svg:d="M0 0c59 0 118 0 176 0 0 5 0 10 0 15-58 0-117 0-176 0 0-5 0-10 0-15z">
              <text:p/>
            </draw:path>
            <draw:path draw:style-name="gr3" draw:text-style-name="P3" draw:layer="layout" svg:width="0.244cm" svg:height="0.22cm" svg:x="14.862cm" svg:y="13.496cm" svg:viewBox="0 0 245 221" svg:d="M150 68c3-12 15-58 49-58 3 0 14 0 25 7-14 3-24 14-24 26 0 7 6 17 18 17s27-8 27-28c0-26-29-32-46-32-28 0-45 25-51 36-12-32-39-36-53-36-52 0-80 63-80 75 0 5 4 3 6 5 4 0 6-2 7-6 17-52 49-64 66-64 10 0 26 4 26 33 0 16-8 48-26 116-9 31-25 52-46 52-5 0-16 0-26-7 13-3 24-13 24-27 0-12-11-16-18-16-15 0-28 12-28 28 0 22 25 32 46 32 32 0 51-34 52-37 6 19 24 37 53 37 51 0 79-63 79-76 0-4-5-4-6-4-4 0-6 1-7 6-15 51-49 64-64 64-20 0-28-17-28-34 0-9 4-21 8-41 6-23 11-45 17-68z">
              <text:p/>
            </draw:path>
            <draw:path draw:style-name="gr3" draw:text-style-name="P3" draw:layer="layout" svg:width="0.326cm" svg:height="0.114cm" svg:x="15.293cm" svg:y="13.532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3" draw:text-style-name="P3" draw:layer="layout" svg:width="0.114cm" svg:height="0.488cm" svg:x="15.833cm" svg:y="13.345cm" svg:viewBox="0 0 115 489" svg:d="M115 483c0-1 0-1-9-9-61-62-78-155-78-230 0-85 20-170 80-231 7-6 7-7 7-9 0-3-3-4-6-4-4 0-49 32-78 95-25 54-31 108-31 149 0 38 6 98 32 153 30 60 73 92 77 92 3 0 6-1 6-6z">
              <text:p/>
            </draw:path>
            <draw:path draw:style-name="gr3" draw:text-style-name="P3" draw:layer="layout" svg:width="0.206cm" svg:height="0.336cm" svg:x="15.996cm" svg:y="13.386cm" svg:viewBox="0 0 207 337" svg:d="M207 169c0-39-3-78-21-115-22-46-63-54-82-54-30 0-66 13-86 59-17 33-18 71-18 110 0 38 1 81 21 119 22 39 57 49 81 49 27 0 65-10 87-58 15-33 18-71 18-110zM102 325c-18 0-47-11-56-58-5-30-5-74-5-104s0-62 4-89c8-59 46-63 57-63 17 0 49 9 59 57 4 27 4 65 4 95 0 37 0 70-5 102-7 47-35 60-58 60z">
              <text:p/>
            </draw:path>
            <draw:path draw:style-name="gr3" draw:text-style-name="P3" draw:layer="layout" svg:width="0.056cm" svg:height="0.146cm" svg:x="16.264cm" svg:y="13.659cm" svg:viewBox="0 0 57 147" svg:d="M57 52c0-32-12-52-32-52-15 0-25 13-25 27 0 12 10 25 25 25 7 0 13-2 18-6 2-1 1-1 2-1s1 0 1 7c0 36-16 66-33 82-6 5-6 6-6 7 0 4 3 6 6 6 5 0 44-38 44-95z">
              <text:p/>
            </draw:path>
            <draw:path draw:style-name="gr3" draw:text-style-name="P3" draw:layer="layout" svg:width="0.161cm" svg:height="0.324cm" svg:x="16.484cm" svg:y="13.386cm" svg:viewBox="0 0 162 325" svg:d="M101 13c0-12 0-13-11-13-31 32-75 32-90 32 0 5 0 9 0 14 10 0 39 0 64-12 0 84 0 169 0 254 0 17-1 24-46 24-5 0-10 0-15 0 0 4 0 9 0 13 17-1 60-1 80-1 19 0 63 0 79 1 0-4 0-9 0-13-5 0-10 0-15 0-45 0-46-6-46-24 0-92 0-184 0-275z">
              <text:p/>
            </draw:path>
            <draw:path draw:style-name="gr3" draw:text-style-name="P3" draw:layer="layout" svg:width="0.056cm" svg:height="0.146cm" svg:x="16.729cm" svg:y="13.659cm" svg:viewBox="0 0 57 147" svg:d="M57 52c0-32-12-52-32-52-15 0-25 13-25 27 0 12 10 25 25 25 6 0 13-2 18-6 2-1 1-1 2-1s1 0 1 7c0 36-16 66-33 82-6 5-6 6-6 7 0 4 3 6 6 6 5 0 44-38 44-95z">
              <text:p/>
            </draw:path>
            <draw:path draw:style-name="gr3" draw:text-style-name="P3" draw:layer="layout" svg:width="0.161cm" svg:height="0.324cm" svg:x="16.949cm" svg:y="13.386cm" svg:viewBox="0 0 162 325" svg:d="M101 13c0-12 0-13-11-13-31 32-75 32-90 32 0 5 0 9 0 14 10 0 39 0 64-12 0 84 0 169 0 254 0 17-1 24-46 24-5 0-10 0-15 0 0 4 0 9 0 13 17-1 60-1 80-1 19 0 61 0 79 1 0-4 0-9 0-13-5 0-10 0-15 0-45 0-46-6-46-24 0-92 0-184 0-275z">
              <text:p/>
            </draw:path>
            <draw:path draw:style-name="gr3" draw:text-style-name="P3" draw:layer="layout" svg:width="0.058cm" svg:height="0.146cm" svg:x="17.192cm" svg:y="13.659cm" svg:viewBox="0 0 59 147" svg:d="M59 52c0-32-13-52-32-52-17 0-27 13-27 27 0 12 10 25 27 25 5 0 12-2 16-6 2-1 2-1 3-1 1 2 2 0 2 7 0 36-17 66-34 82-5 5-6 6-6 7 0 4 3 6 6 6 4 0 45-38 45-95z">
              <text:p/>
            </draw:path>
            <draw:path draw:style-name="gr3" draw:text-style-name="P3" draw:layer="layout" svg:width="0.206cm" svg:height="0.336cm" svg:x="17.388cm" svg:y="13.386cm" svg:viewBox="0 0 207 337" svg:d="M207 169c0-39-3-78-19-115-23-46-63-54-84-54-30 0-65 13-86 59-15 33-18 71-18 110 0 38 3 81 22 119 21 39 58 49 82 49 26 0 64-10 85-58 15-33 18-71 18-110zM104 325c-20 0-49-11-58-58-5-30-5-74-5-104s0-62 4-89c10-59 46-63 59-63 15 0 49 9 57 57 6 27 6 65 6 95 0 37 0 70-6 102-7 47-35 60-57 60z">
              <text:p/>
            </draw:path>
            <draw:path draw:style-name="gr3" draw:text-style-name="P3" draw:layer="layout" svg:width="0.114cm" svg:height="0.488cm" svg:x="17.643cm" svg:y="13.345cm" svg:viewBox="0 0 115 489" svg:d="M115 244c0-37-6-97-34-152-29-61-71-92-75-92-5 0-6 1-6 4 0 2 0 3 10 11 47 49 75 127 75 229 0 84-18 170-78 232-7 6-7 6-7 7 0 5 1 6 6 6 4 0 49-34 77-95 25-55 32-109 32-150z">
              <text:p/>
            </draw:path>
            <draw:path draw:style-name="gr3" draw:text-style-name="P3" draw:layer="layout" svg:width="0.257cm" svg:height="0.231cm" svg:x="17.82cm" svg:y="13.278cm" svg:viewBox="0 0 258 232" svg:d="M153 24c2-10 2-10 11-11 1 0 14 0 21 0 21 0 29 0 38 2 15 5 16 14 16 27 0 5 0 10-2 28 0 1 0 3 0 4 0 3 1 4 5 4s6-3 6-8c3-22 6-44 10-66 0-4-5-4-10-4-71 0-142 0-213 0-8 0-8 0-11 7-7 20-14 41-21 61-2 2-3 5-3 6s1 4 6 4 5-1 8-7c20-56 31-58 83-58 5 0 10 0 15 0 10 0 10 0 10 2s0 3-2 7c-15 60-30 120-44 181-3 12-5 16-41 16-13 0-15 0-15 7 0 2 1 6 5 6 10 0 20-1 30-1 9 0 21 0 30 0s21 0 31 0c9 0 20 1 28 1 3 0 9 0 9-8 0-5-3-5-14-5-7 0-14 0-20-1-13 0-13-1-13-6 0-2 0-2 2-8 15-60 30-120 45-180z">
              <text:p/>
            </draw:path>
          </draw:g>
        </draw:g>
        <draw:custom-shape draw:style-name="gr1" draw:text-style-name="P1" xml:id="id2" draw:id="id2" draw:layer="layout" svg:width="3.81cm" svg:height="1.583cm" svg:x="7.747cm" svg:y="6.4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S_1:[35,36.7]§svg§600§FALSE§</svg:desc>
          <draw:g>
            <draw:path draw:style-name="gr2" draw:text-style-name="P2" draw:layer="layout" svg:width="2.679cm" svg:height="0.438cm" svg:x="8.421cm" svg:y="6.573cm" svg:viewBox="0 0 2680 439" svg:d="M0 0c893 0 1787 0 2680 0 0 146 0 292 0 439-893 0-1787 0-2680 0 0-147 0-293 0-439z">
              <text:p/>
            </draw:path>
            <draw:path draw:style-name="gr3" draw:text-style-name="P3" draw:layer="layout" svg:width="0.291cm" svg:height="0.354cm" svg:x="8.421cm" svg:y="6.57cm" svg:viewBox="0 0 292 355" svg:d="M292 4c0-1-1-4-5-4-3 0-3 0-10 7-7 9-15 19-22 28-14-24-39-35-72-35-61 0-120 56-120 115 0 40 25 62 50 69 18 5 36 10 54 14 18 5 44 12 44 52 0 43-40 90-88 90-32 0-87-10-87-72 0-11 3-23 3-26 2-2 2-2 2-3 0-6-3-6-6-6s-5 0-6 2-29 114-29 116 3 4 6 4c2 0 2 0 8-7 8-9 17-19 25-28 21 28 55 35 83 35 67 0 124-64 124-126 0-33-17-50-23-57-12-11-19-13-63-24-10-3-28-8-33-10-14-4-30-18-30-43 0-41 40-81 86-81 41 0 72 21 72 75 0 16-3 24-3 27 0 1 0 6 5 6 6 0 6-2 9-10 9-36 18-72 26-108z">
              <text:p/>
            </draw:path>
            <draw:path draw:style-name="gr3" draw:text-style-name="P3" draw:layer="layout" svg:width="0.125cm" svg:height="0.227cm" svg:x="8.734cm" svg:y="6.76cm" svg:viewBox="0 0 126 228" svg:d="M78 10c0-9-1-10-11-10-21 22-53 22-67 22 0 5 0 9 0 13 8 0 31 0 50-10 0 58 0 117 0 175 0 11 0 15-35 15-4 0-8 0-12 0 0 4 0 9 0 13 5 0 49-2 61-2 10 0 54 2 62 2 0-4 0-9 0-13-5 0-9 0-14 0-34 0-34-4-34-15 0-64 0-127 0-190z">
              <text:p/>
            </draw:path>
            <draw:path draw:style-name="gr3" draw:text-style-name="P3" draw:layer="layout" svg:width="0.051cm" svg:height="0.21cm" svg:x="9.097cm" svg:y="6.704cm" svg:viewBox="0 0 52 211" svg:d="M52 25c0-14-12-25-27-25s-25 11-25 25 10 27 25 27 27-13 27-27zM52 184c0-14-12-26-27-26s-25 12-25 26 10 27 25 27 27-13 27-27z">
              <text:p/>
            </draw:path>
            <draw:path draw:style-name="gr3" draw:text-style-name="P3" draw:layer="layout" svg:width="0.066cm" svg:height="0.488cm" svg:x="9.385cm" svg:y="6.548cm" svg:viewBox="0 0 67 489" svg:d="M67 489c0-7 0-13 0-20-16 0-32 0-47 0 0-150 0-299 0-449 15 0 31 0 47 0 0-7 0-13 0-20-22 0-45 0-67 0 0 163 0 326 0 489 22 0 45 0 67 0z">
              <text:p/>
            </draw:path>
            <draw:path draw:style-name="gr3" draw:text-style-name="P3" draw:layer="layout" svg:width="0.203cm" svg:height="0.336cm" svg:x="9.485cm" svg:y="6.589cm" svg:viewBox="0 0 204 337" svg:d="M122 154c40-13 68-48 68-86 0-40-43-68-89-68-51 0-87 29-87 67 0 17 10 25 24 25 15 0 25-11 25-25 0-24-22-24-29-24 14-23 47-30 64-30 21 0 48 11 48 54 0 7-2 35-14 56-14 24-31 25-44 25-4 1-15 1-19 1-5 2-7 2-7 7 0 6 2 6 11 6 7 0 15 0 22 0 41 0 59 32 59 81 0 66-35 80-56 80s-59-9-76-37c17 3 33-8 33-26s-13-28-27-28c-13 0-28 7-28 28 0 45 46 77 99 77 61 0 105-45 105-94 0-40-30-78-82-89z">
              <text:p/>
            </draw:path>
            <draw:path draw:style-name="gr3" draw:text-style-name="P3" draw:layer="layout" svg:width="0.196cm" svg:height="0.336cm" svg:x="9.734cm" svg:y="6.589cm" svg:viewBox="0 0 197 337" svg:d="M197 228c0-59-40-108-93-108-24 0-45 9-63 25 0-31 0-63 0-95 9 3 26 7 42 7 60 0 95-44 95-51 0-3-2-6-6-6-1 0-1 0-3 1-9 6-35 16-67 16-19 0-42-4-66-14-4-2-4-2-5-2-6 0-6 5-6 12 0 48 0 96 0 145 0 8 0 12 7 12 4 0 4-1 7-4 6-8 24-35 63-35 25 0 38 23 42 32 9 19 9 37 9 62 0 17 0 46-12 67-11 18-29 31-53 31-35 0-63-25-71-55 1 2 3 2 8 2 16 0 24-12 24-24s-8-24-24-24c-7 0-25 3-25 25 0 42 35 90 90 90 57 0 107-46 107-109z">
              <text:p/>
            </draw:path>
            <draw:path draw:style-name="gr3" draw:text-style-name="P3" draw:layer="layout" svg:width="0.056cm" svg:height="0.146cm" svg:x="9.998cm" svg:y="6.862cm" svg:viewBox="0 0 57 147" svg:d="M57 52c0-32-12-52-32-52-15 0-25 13-25 27 0 12 10 26 25 26 7 0 13-3 18-7 2-1 1-1 2-1s1 0 1 7c0 36-16 66-33 82-6 5-6 6-6 7 0 4 3 6 6 6 5 0 44-38 44-95z">
              <text:p/>
            </draw:path>
            <draw:path draw:style-name="gr3" draw:text-style-name="P3" draw:layer="layout" svg:width="0.203cm" svg:height="0.336cm" svg:x="10.194cm" svg:y="6.589cm" svg:viewBox="0 0 204 337" svg:d="M123 154c39-13 69-48 69-86 0-40-44-68-91-68-49 0-87 29-87 67 0 17 11 25 25 25 16 0 25-11 25-25 0-24-23-24-30-24 15-23 47-30 65-30 20 0 47 11 47 54 0 7 0 35-13 56-15 24-32 25-45 25-4 1-15 1-18 1-4 2-8 2-8 7 0 6 4 6 12 6 7 0 14 0 21 0 41 0 59 32 59 81 0 66-34 80-56 80-21 0-57-9-74-37 17 3 32-8 32-26s-14-28-28-28c-11 0-28 7-28 28 0 45 46 77 99 77 61 0 105-45 105-94 0-40-30-78-81-89z">
              <text:p/>
            </draw:path>
            <draw:path draw:style-name="gr3" draw:text-style-name="P3" draw:layer="layout" svg:width="0.203cm" svg:height="0.336cm" svg:x="10.44cm" svg:y="6.589cm" svg:viewBox="0 0 204 337" svg:d="M45 166c0-4 0-8 0-12 0-123 60-141 85-141 13 0 32 2 44 19-7 0-27 0-27 22 0 16 11 23 22 23 9 0 23-4 23-24 0-29-21-53-63-53-63 0-129 64-129 172 0 130 57 165 102 165 55 0 102-46 102-111 0-61-43-109-98-109-33 0-51 26-61 49zM102 323c-31 0-45-30-47-37-10-22-10-61-10-71 0-38 17-86 60-86 8 0 31 0 46 30 9 18 9 44 9 67 0 24 0 48-9 66-14 29-36 31-49 31z">
              <text:p/>
            </draw:path>
            <draw:path draw:style-name="gr3" draw:text-style-name="P3" draw:layer="layout" svg:width="0.051cm" svg:height="0.052cm" svg:x="10.708cm" svg:y="6.862cm" svg:viewBox="0 0 52 53" svg:d="M52 27c0-14-11-27-25-27s-27 13-27 27 13 26 27 26 25-12 25-26z">
              <text:p/>
            </draw:path>
            <draw:path draw:style-name="gr3" draw:text-style-name="P3" draw:layer="layout" svg:width="0.21cm" svg:height="0.34cm" svg:x="10.829cm" svg:y="6.584cm" svg:viewBox="0 0 211 341" svg:d="M207 32c4-5 4-7 4-17-39 0-79 0-119 0-60 0-61-5-63-15-4 0-8 0-12 0-6 34-11 67-17 101 4 0 8 0 13 0 1-9 5-40 12-45 3-3 42-3 48-3 34 0 68 0 102 0-6 8-45 62-55 77-44 67-61 134-61 184 0 5 0 27 22 27 24 0 24-22 24-27 0-8 0-16 0-25 0-26 1-53 6-79 1-12 8-54 29-84 22-31 45-63 67-94z">
              <text:p/>
            </draw:path>
            <draw:path draw:style-name="gr3" draw:text-style-name="P3" draw:layer="layout" svg:width="0.066cm" svg:height="0.488cm" svg:x="11.059cm" svg:y="6.548cm" svg:viewBox="0 0 67 489" svg:d="M67 0c-22 0-45 0-67 0 0 7 0 13 0 20 16 0 32 0 48 0 0 150 0 299 0 449-16 0-32 0-48 0 0 7 0 13 0 20 22 0 45 0 67 0 0-163 0-326 0-489z">
              <text:p/>
            </draw:path>
          </draw:g>
        </draw:g>
        <draw:g>
          <svg:title>TexMaths</svg:title>
          <svg:desc>14§display§\bar{x}=(1,1,0,4/7)^T§svg§600§FALSE§</svg:desc>
          <draw:g>
            <draw:path draw:style-name="gr2" draw:text-style-name="P2" draw:layer="layout" svg:width="3.67cm" svg:height="0.505cm" svg:x="7.871cm" svg:y="7.201cm" svg:viewBox="0 0 3671 506" svg:d="M0 0c1224 0 2447 0 3671 0 0 169 0 337 0 506-1224 0-2447 0-3671 0 0-169 0-337 0-506z">
              <text:p/>
            </draw:path>
            <draw:path draw:style-name="gr3" draw:text-style-name="P3" draw:layer="layout" svg:width="0.175cm" svg:height="0.014cm" svg:x="7.912cm" svg:y="7.321cm" svg:viewBox="0 0 176 15" svg:d="M0 0c59 0 118 0 176 0 0 5 0 10 0 15-58 0-117 0-176 0 0-5 0-10 0-15z">
              <text:p/>
            </draw:path>
            <draw:path draw:style-name="gr3" draw:text-style-name="P3" draw:layer="layout" svg:width="0.244cm" svg:height="0.22cm" svg:x="7.86cm" svg:y="7.394cm" svg:viewBox="0 0 245 221" svg:d="M150 68c3-12 15-58 49-58 3 0 14 0 25 7-14 3-24 14-24 26 0 7 6 17 18 17s27-8 27-28c0-26-29-32-46-32-28 0-45 25-51 36-12-32-39-36-53-36-52 0-80 63-80 75 0 5 4 3 6 5 4 0 6-2 7-6 17-52 49-64 66-64 10 0 26 4 26 33 0 16-8 48-26 116-9 31-25 52-46 52-5 0-16 0-26-7 13-3 24-13 24-27 0-12-11-16-18-16-15 0-28 12-28 28 0 22 25 32 46 32 32 0 51-34 52-37 6 19 24 37 53 37 51 0 79-63 79-76 0-4-5-4-6-4-4 0-6 1-7 6-15 51-49 64-64 64-20 0-28-17-28-34 0-9 4-21 8-41 6-23 11-45 17-68z">
              <text:p/>
            </draw:path>
            <draw:path draw:style-name="gr3" draw:text-style-name="P3" draw:layer="layout" svg:width="0.326cm" svg:height="0.114cm" svg:x="8.291cm" svg:y="7.43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3" draw:text-style-name="P3" draw:layer="layout" svg:width="0.112cm" svg:height="0.488cm" svg:x="8.831cm" svg:y="7.243cm" svg:viewBox="0 0 113 489" svg:d="M113 483c0-1 0-1-8-9-60-62-77-155-77-230 0-85 20-170 80-231 5-6 5-7 5-9 0-3-1-4-4-4-5 0-49 32-78 95-25 54-31 108-31 149 0 38 6 98 32 153 30 60 72 92 77 92 3 0 4-1 4-6z">
              <text:p/>
            </draw:path>
            <draw:path draw:style-name="gr3" draw:text-style-name="P3" draw:layer="layout" svg:width="0.161cm" svg:height="0.324cm" svg:x="9.017cm" svg:y="7.284cm" svg:viewBox="0 0 162 325" svg:d="M101 13c0-12 0-13-11-13-31 32-75 32-90 32 0 5 0 9 0 14 10 0 39 0 64-12 0 84 0 169 0 254 0 17-1 24-46 24-5 0-10 0-15 0 0 4 0 9 0 13 17-1 60-1 80-1 19 0 63 0 79 1 0-4 0-9 0-13-5 0-10 0-15 0-45 0-46-6-46-24 0-92 0-184 0-275z">
              <text:p/>
            </draw:path>
            <draw:path draw:style-name="gr3" draw:text-style-name="P3" draw:layer="layout" svg:width="0.056cm" svg:height="0.146cm" svg:x="9.262cm" svg:y="7.557cm" svg:viewBox="0 0 57 147" svg:d="M57 52c0-32-12-52-32-52-15 0-25 13-25 27 0 12 10 25 25 25 6 0 13-2 18-6 2-1 1-1 2-1s1 0 1 7c0 36-16 66-33 82-6 5-6 6-6 7 0 4 3 6 6 6 5 0 44-38 44-95z">
              <text:p/>
            </draw:path>
            <draw:path draw:style-name="gr3" draw:text-style-name="P3" draw:layer="layout" svg:width="0.161cm" svg:height="0.324cm" svg:x="9.482cm" svg:y="7.284cm" svg:viewBox="0 0 162 325" svg:d="M101 13c0-12 0-13-11-13-31 32-75 32-90 32 0 5 0 9 0 14 10 0 39 0 64-12 0 84 0 169 0 254 0 17-1 24-46 24-5 0-10 0-15 0 0 4 0 9 0 13 17-1 60-1 80-1 19 0 61 0 79 1 0-4 0-9 0-13-5 0-10 0-15 0-45 0-46-6-46-24 0-92 0-184 0-275z">
              <text:p/>
            </draw:path>
            <draw:path draw:style-name="gr3" draw:text-style-name="P3" draw:layer="layout" svg:width="0.058cm" svg:height="0.146cm" svg:x="9.725cm" svg:y="7.557cm" svg:viewBox="0 0 59 147" svg:d="M59 52c0-32-13-52-32-52-17 0-27 13-27 27 0 12 10 25 27 25 5 0 12-2 16-6 2-1 2-1 3-1 1 2 2 0 2 7 0 36-17 66-34 82-5 5-6 6-6 7 0 4 3 6 6 6 4 0 45-38 45-95z">
              <text:p/>
            </draw:path>
            <draw:path draw:style-name="gr3" draw:text-style-name="P3" draw:layer="layout" svg:width="0.206cm" svg:height="0.336cm" svg:x="9.921cm" svg:y="7.284cm" svg:viewBox="0 0 207 337" svg:d="M207 169c0-39-3-78-19-115-23-46-63-54-84-54-30 0-66 13-86 59-15 33-18 71-18 110 0 38 1 81 22 119 21 39 58 49 82 49 26 0 64-10 85-58 15-33 18-71 18-110zM104 325c-20 0-49-11-58-58-5-30-5-74-5-104s0-62 4-89c10-59 46-63 59-63 15 0 49 9 57 57 6 27 6 65 6 95 0 37 0 70-6 102-7 47-35 60-57 60z">
              <text:p/>
            </draw:path>
            <draw:path draw:style-name="gr3" draw:text-style-name="P3" draw:layer="layout" svg:width="0.056cm" svg:height="0.146cm" svg:x="10.19cm" svg:y="7.557cm" svg:viewBox="0 0 57 147" svg:d="M57 52c0-32-11-52-30-52-17 0-27 13-27 27 0 12 10 25 27 25 5 0 12-2 16-6 2-1 2-1 3-1 1 2 2 0 2 7 0 36-18 66-34 82-5 5-6 6-6 7 0 4 3 6 5 6 5 0 44-38 44-95z">
              <text:p/>
            </draw:path>
            <draw:path draw:style-name="gr3" draw:text-style-name="P3" draw:layer="layout" svg:width="0.217cm" svg:height="0.33cm" svg:x="10.38cm" svg:y="7.278cm" svg:viewBox="0 0 218 331" svg:d="M130 251c0 14 0 28 0 42 0 19 0 24-36 24-4 0-8 0-11 0 0 5 0 9 0 14 21-1 46-1 67-1s46 0 67 1c0-5 0-9 0-14-4 0-8 0-11 0-37 0-38-5-38-24 0-14 0-28 0-42 17 0 34 0 50 0 0-5 0-10 0-15-16 0-33 0-50 0 0-74 0-149 0-223 0-10 0-13-7-13-4 0-6 0-10 6-50 76-101 153-151 230 0 5 0 10 0 15 43 0 87 0 130 0zM134 236c-40 0-80 0-120 0 40-61 80-122 120-183 0 61 0 122 0 183z">
              <text:p/>
            </draw:path>
            <draw:path draw:style-name="gr3" draw:text-style-name="P3" draw:layer="layout" svg:width="0.191cm" svg:height="0.488cm" svg:x="10.639cm" svg:y="7.243cm" svg:viewBox="0 0 192 489" svg:d="M189 18c3-7 2-5 3-8 0-6-4-10-10-10-4 0-7 1-8 4-57 156-114 311-171 467-3 5-2 5-3 8 0 6 4 10 10 10 7 0 8-3 11-11 56-153 112-307 168-460z">
              <text:p/>
            </draw:path>
            <draw:path draw:style-name="gr3" draw:text-style-name="P3" draw:layer="layout" svg:width="0.21cm" svg:height="0.34cm" svg:x="10.885cm" svg:y="7.279cm" svg:viewBox="0 0 211 341" svg:d="M207 32c4-5 4-7 4-17-40 0-80 0-120 0-59 0-60-7-62-15-4 0-8 0-12 0-6 34-11 67-17 101 4 0 8 0 13 0 1-9 5-40 12-45 3-3 42-3 48-3 34 0 68 0 102 0-6 7-45 62-56 77-43 66-60 134-60 184 0 5-1 27 22 27s24-22 24-27c0-8 0-16 0-25 0-26 1-54 4-79 3-13 10-55 31-84 22-31 45-63 67-94z">
              <text:p/>
            </draw:path>
            <draw:path draw:style-name="gr3" draw:text-style-name="P3" draw:layer="layout" svg:width="0.114cm" svg:height="0.488cm" svg:x="11.132cm" svg:y="7.243cm" svg:viewBox="0 0 115 489" svg:d="M115 244c0-37-6-97-34-152-29-61-71-92-75-92-3 0-6 1-6 4 0 2 0 3 10 11 47 49 75 127 75 229 0 84-18 170-78 232-7 6-7 6-7 7 0 5 3 6 6 6 4 0 49-34 78-95 24-55 31-109 31-150z">
              <text:p/>
            </draw:path>
            <draw:path draw:style-name="gr3" draw:text-style-name="P3" draw:layer="layout" svg:width="0.256cm" svg:height="0.231cm" svg:x="11.31cm" svg:y="7.176cm" svg:viewBox="0 0 257 232" svg:d="M153 24c2-10 2-10 11-11 1 0 14 0 21 0 21 0 29 0 38 2 15 5 16 14 16 27 0 5 0 10-3 28 0 1 0 3 0 4 0 3 2 4 6 4s6-3 6-8c3-22 6-44 9-66 0-4-4-4-9-4-71 0-142 0-213 0-8 0-8 0-11 7-7 20-14 41-21 61-2 2-3 5-3 6s1 4 6 4 5-1 8-7c20-56 31-58 83-58 5 0 10 0 15 0 10 0 10 0 10 2s0 3-2 7c-15 60-30 120-44 181-3 12-5 16-41 16-13 0-15 0-15 7 0 2 1 6 5 6 10 0 20-1 30-1 9 0 21 0 30 0s21 0 31 0c9 0 20 1 28 1 3 0 9 0 9-8 0-5-3-5-14-5-7 0-14 0-20-1-13 0-13-1-13-6 0-2 0-2 2-8 15-60 30-120 45-180z">
              <text:p/>
            </draw:path>
          </draw:g>
        </draw:g>
        <draw:custom-shape draw:style-name="gr7" draw:text-style-name="P1" xml:id="id8" draw:id="id8" draw:layer="layout" svg:width="2.858cm" svg:height="0.923cm" svg:x="5.76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11}:[35,27]§svg§600§FALSE§</svg:desc>
          <draw:g>
            <draw:path draw:style-name="gr2" draw:text-style-name="P2" draw:layer="layout" svg:width="2.493cm" svg:height="0.439cm" svg:x="5.873cm" svg:y="9.501cm" svg:viewBox="0 0 2494 440" svg:d="M1247 440c-416 0-831 0-1247 0 0-147 0-293 0-440 831 0 1663 0 2494 0 0 147 0 293 0 440-416 0-831 0-1247 0z">
              <text:p/>
            </draw:path>
            <draw:path draw:style-name="gr3" draw:text-style-name="P3" draw:layer="layout" svg:width="0.291cm" svg:height="0.355cm" svg:x="5.873cm" svg:y="9.498cm" svg:viewBox="0 0 292 356" svg:d="M292 4c0-1-1-4-5-4-3 0-3 0-9 7-7 9-15 19-23 28-13-22-39-35-72-35-61 0-120 56-120 116 0 39 25 61 50 70 18 4 36 8 54 12s44 13 44 52c0 45-40 91-88 91-32 0-87-11-87-72 0-12 3-23 5-26 0-3 0-3 0-4 0-4-3-4-6-4s-3 0-4 1c-3 2-31 113-31 114 0 3 3 6 6 6 2 0 2 0 9-7 8-9 16-19 24-28 21 28 55 35 83 35 67 0 124-66 124-126 0-33-15-50-23-57-12-11-19-14-62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25cm" svg:height="0.227cm" svg:x="6.186cm" svg:y="9.69cm" svg:viewBox="0 0 126 228" svg:d="M78 10c0-10-1-10-9-10-23 21-55 21-69 21 0 4 0 8 0 13 8 0 32 0 50-10 0 58 0 117 0 176 0 11 0 15-35 15-4 0-8 0-12 0 0 4 0 8 0 13 7-2 49-2 61-2 10 0 54 0 62 2 0-5 0-9 0-13-4 0-8 0-13 0-35 0-35-4-35-15 0-64 0-127 0-190z">
              <text:p/>
            </draw:path>
            <draw:path draw:style-name="gr3" draw:text-style-name="P3" draw:layer="layout" svg:width="0.125cm" svg:height="0.227cm" svg:x="6.382cm" svg:y="9.69cm" svg:viewBox="0 0 126 228" svg:d="M78 10c0-10-1-10-9-10-23 21-55 21-69 21 0 4 0 8 0 13 8 0 32 0 50-10 0 58 0 117 0 176 0 11 0 15-35 15-4 0-8 0-12 0 0 4 0 8 0 13 7-2 49-2 61-2 10 0 54 0 62 2 0-5 0-9 0-13-4 0-8 0-13 0-35 0-35-4-35-15 0-64 0-127 0-190z">
              <text:p/>
            </draw:path>
            <draw:path draw:style-name="gr3" draw:text-style-name="P3" draw:layer="layout" svg:width="0.051cm" svg:height="0.21cm" svg:x="6.745cm" svg:y="9.632cm" svg:viewBox="0 0 52 211" svg:d="M52 27c0-16-11-27-25-27-15 0-27 12-27 27 0 14 12 25 27 25 14 0 25-12 25-25zM52 186c0-16-11-27-25-27-15 0-27 12-27 27 0 14 12 25 27 25 14 0 25-11 25-25z">
              <text:p/>
            </draw:path>
            <draw:path draw:style-name="gr3" draw:text-style-name="P3" draw:layer="layout" svg:width="0.066cm" svg:height="0.489cm" svg:x="7.033cm" svg:y="9.476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3cm" svg:height="0.336cm" svg:x="7.132cm" svg:y="9.518cm" svg:viewBox="0 0 204 337" svg:d="M122 154c40-14 68-48 68-87 0-40-42-67-89-67-51 0-87 29-87 66 0 16 10 26 25 26 14 0 24-11 24-25 0-25-22-25-29-25 15-24 47-31 64-31 21 0 48 11 48 56 0 6-2 34-14 56-14 22-31 25-44 25-4 0-15 1-19 1-3 0-7 2-7 6 0 6 4 6 11 6s15 0 22 0c41 0 59 33 59 81 0 67-35 81-56 81s-57-9-76-38c19 3 33-9 33-27s-13-28-27-28c-13 0-28 7-28 30 0 44 46 77 99 77 61 0 105-45 105-95 0-41-30-79-82-88z">
              <text:p/>
            </draw:path>
            <draw:path draw:style-name="gr3" draw:text-style-name="P3" draw:layer="layout" svg:width="0.195cm" svg:height="0.336cm" svg:x="7.383cm" svg:y="9.518cm" svg:viewBox="0 0 196 337" svg:d="M196 228c0-59-41-108-94-108-24 0-45 8-63 25 0-32 0-64 0-96 10 4 27 7 42 7 60 0 95-45 95-50s-1-6-5-6c-1 0-2 0-3 1-10 5-35 14-67 14-20 0-42-4-66-14-4-1-4-1-6-1-5 0-5 4-5 11 0 49 0 97 0 145 0 10 0 13 7 13 4 0 5-1 7-4 5-7 24-34 63-34 26 0 38 23 42 31 8 18 8 38 8 61 0 17 0 48-11 67-11 20-29 33-53 33-35 0-63-27-72-55 2 0 3 0 9 0 15 0 24-12 24-24s-9-23-24-23c-7 0-24 4-24 26 0 42 34 90 88 90 58 0 108-48 108-109z">
              <text:p/>
            </draw:path>
            <draw:path draw:style-name="gr3" draw:text-style-name="P3" draw:layer="layout" svg:width="0.056cm" svg:height="0.146cm" svg:x="7.646cm" svg:y="9.79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3" draw:text-style-name="P3" draw:layer="layout" svg:width="0.195cm" svg:height="0.324cm" svg:x="7.846cm" svg:y="9.518cm" svg:viewBox="0 0 196 325" svg:d="M38 288c18-17 35-34 53-51 76-67 105-93 105-142 0-56-43-95-104-95-56 0-92 45-92 88 0 28 25 28 27 28 8 0 25-6 25-27 0-12-9-25-25-25-5 0-6 0-7 0 11-32 37-49 65-49 45 0 66 39 66 80 0 39-24 77-50 107-32 35-64 70-95 105-6 6-6 7-6 18 61 0 122 0 183 0 5-28 9-56 13-85-4 0-8 0-11 0-3 16-7 36-11 43-5 5-37 5-47 5-30 0-59 0-89 0z">
              <text:p/>
            </draw:path>
            <draw:path draw:style-name="gr3" draw:text-style-name="P3" draw:layer="layout" svg:width="0.21cm" svg:height="0.341cm" svg:x="8.095cm" svg:y="9.512cm" svg:viewBox="0 0 211 342" svg:d="M207 34c4-7 4-7 4-19-40 0-80 0-120 0-60 0-60-5-63-15-4 0-7 0-11 0-6 34-11 67-17 101 4 0 8 0 13 0 1-7 5-38 12-45 3-3 41-3 48-3 34 0 68 0 102 0-6 8-45 61-56 78-43 66-60 134-60 185 0 4 0 26 22 26 23 0 23-22 23-26 0-9 0-17 0-26 0-27 2-54 5-81 3-11 10-53 31-83 22-31 45-62 67-92z">
              <text:p/>
            </draw:path>
            <draw:path draw:style-name="gr3" draw:text-style-name="P3" draw:layer="layout" svg:width="0.066cm" svg:height="0.489cm" svg:x="8.325cm" svg:y="9.476cm" svg:viewBox="0 0 67 490" svg:d="M67 0c-22 0-45 0-67 0 0 7 0 13 0 20 16 0 32 0 48 0 0 150 0 300 0 451-16 0-32 0-48 0 0 6 0 13 0 19 22 0 45 0 67 0 0-163 0-327 0-490z">
              <text:p/>
            </draw:path>
          </draw:g>
        </draw:g>
        <draw:custom-shape draw:style-name="gr7" draw:text-style-name="P1" xml:id="id9" draw:id="id9" draw:layer="layout" svg:width="2.858cm" svg:height="0.923cm" svg:x="10.362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12}:[35,34]§svg§600§FALSE§</svg:desc>
          <draw:g>
            <draw:path draw:style-name="gr2" draw:text-style-name="P2" draw:layer="layout" svg:width="2.493cm" svg:height="0.439cm" svg:x="10.474cm" svg:y="9.501cm" svg:viewBox="0 0 2494 440" svg:d="M1247 440c-416 0-831 0-1247 0 0-147 0-293 0-440 831 0 1663 0 2494 0 0 147 0 293 0 440-416 0-831 0-1247 0z">
              <text:p/>
            </draw:path>
            <draw:path draw:style-name="gr3" draw:text-style-name="P3" draw:layer="layout" svg:width="0.291cm" svg:height="0.355cm" svg:x="10.474cm" svg:y="9.498cm" svg:viewBox="0 0 292 356" svg:d="M292 4c0-1-1-4-5-4-3 0-3 0-9 7-7 9-15 19-23 28-13-22-39-35-72-35-61 0-120 56-120 116 0 39 25 61 50 70 18 4 36 8 54 12s44 13 44 52c0 45-40 91-88 91-32 0-87-11-87-72 0-12 3-23 5-26 0-3 0-3 0-4 0-4-3-4-6-4s-3 0-4 1c-3 2-31 113-31 114 0 3 3 6 6 6 2 0 2 0 9-7 8-9 16-19 24-28 21 28 55 35 83 35 67 0 124-66 124-126 0-33-15-50-23-57-12-11-19-14-62-25-11-3-29-7-34-8-12-5-29-19-29-45 0-39 39-81 85-81 41 0 72 21 72 75 0 16-3 25-3 28 2 2 0 4 7 4 4 0 4-1 7-9 9-36 18-72 26-108z">
              <text:p/>
            </draw:path>
            <draw:path draw:style-name="gr3" draw:text-style-name="P3" draw:layer="layout" svg:width="0.125cm" svg:height="0.227cm" svg:x="10.787cm" svg:y="9.69cm" svg:viewBox="0 0 126 228" svg:d="M78 10c0-10-1-10-9-10-23 21-55 21-69 21 0 4 0 8 0 13 8 0 32 0 50-10 0 58 0 117 0 176 0 11 0 15-35 15-4 0-8 0-12 0 0 4 0 8 0 13 7-2 49-2 61-2 10 0 54 0 62 2 0-5 0-9 0-13-4 0-8 0-13 0-35 0-35-4-35-15 0-64 0-127 0-190z">
              <text:p/>
            </draw:path>
            <draw:path draw:style-name="gr3" draw:text-style-name="P3" draw:layer="layout" svg:width="0.152cm" svg:height="0.227cm" svg:x="10.968cm" svg:y="9.69cm" svg:viewBox="0 0 153 228" svg:d="M153 165c-5 0-9 0-13 0 0 7-4 28-8 30-3 3-30 3-34 3-21 0-43 0-64 0 36-32 49-42 70-57 25-21 49-42 49-74 0-42-37-67-82-67-42 0-71 29-71 61 0 17 15 19 18 19 9 0 18-6 18-19 0-5-2-18-19-18 10-23 33-30 50-30 34 0 52 26 52 54 0 29-21 53-32 66-28 27-55 54-83 81-4 2-4 4-4 14 47 0 94 0 141 0 4-21 8-42 12-63z">
              <text:p/>
            </draw:path>
            <draw:path draw:style-name="gr3" draw:text-style-name="P3" draw:layer="layout" svg:width="0.051cm" svg:height="0.21cm" svg:x="11.346cm" svg:y="9.632cm" svg:viewBox="0 0 52 211" svg:d="M52 27c0-16-11-27-25-27-15 0-27 12-27 27 0 14 12 25 27 25 14 0 25-12 25-25zM52 186c0-16-11-27-25-27-15 0-27 12-27 27 0 14 12 25 27 25 14 0 25-11 25-25z">
              <text:p/>
            </draw:path>
            <draw:path draw:style-name="gr3" draw:text-style-name="P3" draw:layer="layout" svg:width="0.066cm" svg:height="0.489cm" svg:x="11.634cm" svg:y="9.476cm" svg:viewBox="0 0 67 490" svg:d="M67 490c0-6 0-13 0-19-16 0-32 0-47 0 0-151 0-301 0-451 15 0 31 0 47 0 0-7 0-13 0-20-22 0-45 0-67 0 0 163 0 327 0 490 22 0 45 0 67 0z">
              <text:p/>
            </draw:path>
            <draw:path draw:style-name="gr3" draw:text-style-name="P3" draw:layer="layout" svg:width="0.203cm" svg:height="0.336cm" svg:x="11.733cm" svg:y="9.518cm" svg:viewBox="0 0 204 337" svg:d="M122 154c40-14 68-48 68-87 0-40-42-67-89-67-51 0-87 29-87 66 0 16 10 26 25 26 14 0 24-11 24-25 0-25-22-25-29-25 15-24 47-31 64-31 21 0 48 11 48 56 0 6-2 34-14 56-14 22-31 25-44 25-4 0-15 1-19 1-3 0-7 2-7 6 0 6 4 6 11 6s15 0 22 0c41 0 59 33 59 81 0 67-35 81-56 81s-57-9-76-38c19 3 33-9 33-27s-13-28-27-28c-13 0-28 7-28 30 0 44 46 77 99 77 61 0 105-45 105-95 0-41-30-79-82-88z">
              <text:p/>
            </draw:path>
            <draw:path draw:style-name="gr3" draw:text-style-name="P3" draw:layer="layout" svg:width="0.195cm" svg:height="0.336cm" svg:x="11.984cm" svg:y="9.518cm" svg:viewBox="0 0 196 337" svg:d="M196 228c0-59-41-108-94-108-24 0-45 8-63 25 0-32 0-64 0-96 10 4 27 7 42 7 60 0 95-45 95-50s-1-6-5-6c-1 0-2 0-3 1-10 5-35 14-67 14-20 0-42-4-66-14-4-1-4-1-6-1-5 0-5 4-5 11 0 49 0 97 0 145 0 10 0 13 7 13 4 0 5-1 7-4 5-7 24-34 63-34 26 0 38 23 42 31 8 18 8 38 8 61 0 17 0 48-11 67-11 20-29 33-53 33-35 0-63-27-72-55 2 0 3 0 9 0 15 0 24-12 24-24s-9-23-24-23c-7 0-24 4-24 26 0 42 34 90 88 90 58 0 108-48 108-109z">
              <text:p/>
            </draw:path>
            <draw:path draw:style-name="gr3" draw:text-style-name="P3" draw:layer="layout" svg:width="0.056cm" svg:height="0.146cm" svg:x="12.247cm" svg:y="9.79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3" draw:text-style-name="P3" draw:layer="layout" svg:width="0.203cm" svg:height="0.336cm" svg:x="12.443cm" svg:y="9.518cm" svg:viewBox="0 0 204 337" svg:d="M123 154c39-14 69-48 69-87 0-40-44-67-91-67-49 0-87 29-87 66 0 16 11 26 25 26 16 0 25-11 25-25 0-25-23-25-30-25 15-24 47-31 65-31 20 0 47 11 47 56 0 6 0 34-13 56-15 22-32 25-45 25-3 0-15 1-18 1-4 0-8 2-8 6 0 6 4 6 12 6 7 0 14 0 21 0 41 0 59 33 59 81 0 67-34 81-56 81-21 0-57-9-74-38 17 3 32-9 32-27s-14-28-28-28c-11 0-28 7-28 30 0 44 46 77 99 77 61 0 105-45 105-95 0-41-30-79-81-88z">
              <text:p/>
            </draw:path>
            <draw:path draw:style-name="gr3" draw:text-style-name="P3" draw:layer="layout" svg:width="0.217cm" svg:height="0.33cm" svg:x="12.682cm" svg:y="9.512cm" svg:viewBox="0 0 218 331" svg:d="M132 250c0 14 0 29 0 43 0 17-2 23-38 23-4 0-7 0-10 0 0 5 0 10 0 15 20-1 45-1 66-1s46 0 67 1c0-5 0-10 0-15-4 0-8 0-11 0-37 0-37-6-37-23 0-14 0-29 0-43 17 0 33 0 49 0 0-5 0-10 0-15-16 0-32 0-49 0 0-74 0-148 0-222 0-10 0-13-8-13-4 0-6 0-10 6-50 76-101 152-151 229 0 5 0 10 0 15 44 0 88 0 132 0zM134 235c-40 0-80 0-120 0 40-61 80-121 120-182 0 61 0 121 0 182z">
              <text:p/>
            </draw:path>
            <draw:path draw:style-name="gr3" draw:text-style-name="P3" draw:layer="layout" svg:width="0.066cm" svg:height="0.489cm" svg:x="12.926cm" svg:y="9.476cm" svg:viewBox="0 0 67 490" svg:d="M67 0c-22 0-45 0-67 0 0 7 0 13 0 20 16 0 32 0 48 0 0 150 0 300 0 451-16 0-32 0-48 0 0 6 0 13 0 19 22 0 45 0 67 0 0-163 0-327 0-490z">
              <text:p/>
            </draw:path>
          </draw:g>
        </draw:g>
        <draw:connector draw:style-name="gr4" draw:text-style-name="P4" draw:layer="layout" draw:type="line" svg:x1="9.652cm" svg:y1="8.01cm" svg:x2="7.191cm" svg:y2="9.255cm" draw:start-shape="id2" draw:start-glue-point="2" draw:end-shape="id8" draw:end-glue-point="0" svg:d="M9652 8010l-2461 1245" svg:viewBox="0 0 2462 1246">
          <text:p/>
        </draw:connector>
        <draw:connector draw:style-name="gr4" draw:text-style-name="P4" draw:layer="layout" draw:type="line" svg:x1="9.653cm" svg:y1="8.01cm" svg:x2="11.791cm" svg:y2="9.255cm" draw:end-shape="id9" draw:end-glue-point="0" svg:d="M9653 8010l2138 1245" svg:viewBox="0 0 2139 1246">
          <text:p/>
        </draw:connector>
        <draw:g>
          <svg:title>TexMaths</svg:title>
          <svg:desc>14§display§x_4=0§svg§600§FALSE§</svg:desc>
          <draw:g>
            <draw:path draw:style-name="gr2" draw:text-style-name="P2" draw:layer="layout" svg:width="1.331cm" svg:height="0.348cm" svg:x="8.07cm" svg:y="8.302cm" svg:viewBox="0 0 1332 349" svg:d="M666 349c-222 0-444 0-666 0 0-116 0-233 0-349 444 0 888 0 1332 0 0 116 0 233 0 349-222 0-444 0-666 0z">
              <text:p/>
            </draw:path>
            <draw:path draw:style-name="gr3" draw:text-style-name="P3" draw:layer="layout" svg:width="0.244cm" svg:height="0.219cm" svg:x="8.059cm" svg:y="8.387cm" svg:viewBox="0 0 245 220" svg:d="M150 68c4-14 15-58 49-58 2 0 14 0 25 7-14 3-24 14-24 26 0 7 6 17 18 17 11 0 27-8 27-28 0-26-30-32-45-32-29 0-46 25-52 36-12-32-39-36-53-36-52 0-80 63-80 74 0 6 4 4 6 6 4 0 6-2 7-6 17-52 49-64 66-64 10 0 26 4 26 33 0 16-8 48-26 116-9 31-25 50-46 50-3 0-14 0-26-5 13-3 24-13 24-27 0-12-11-17-18-17-15 0-28 13-28 28 0 23 25 32 46 32 34 0 51-33 52-36 6 18 24 36 53 36 50 0 78-62 78-75 0-4-4-4-5-4-4 0-6 1-6 6-17 51-50 62-66 62-19 0-26-15-26-32 0-10 3-21 8-42 5-22 11-44 16-67z">
              <text:p/>
            </draw:path>
            <draw:path draw:style-name="gr3" draw:text-style-name="P3" draw:layer="layout" svg:width="0.168cm" svg:height="0.229cm" svg:x="8.339cm" svg:y="8.446cm" svg:viewBox="0 0 169 230" svg:d="M169 174c0-4 0-8 0-12-12 0-25 0-38 0 0-51 0-102 0-152 0-9 0-10-8-10-4 0-5 0-8 4-39 53-77 105-115 158 0 4 0 8 0 12 34 0 68 0 102 0 0 10 0 19 0 28 0 12 0 16-28 16-3 0-6 0-10 0 0 4 0 8 0 12 17-1 40-1 52-1 13 0 35 0 52 1 0-4 0-8 0-12-3 0-7 0-10 0-27 0-27-4-27-16 0-9 0-18 0-28 13 0 26 0 38 0zM104 36c0 42 0 84 0 126-30 0-60 0-90 0 30-42 60-84 90-126z">
              <text:p/>
            </draw:path>
            <draw:path draw:style-name="gr3" draw:text-style-name="P3" draw:layer="layout" svg:width="0.326cm" svg:height="0.113cm" svg:x="8.709cm" svg:y="8.423cm" svg:viewBox="0 0 327 114" svg:d="M311 20c7 0 16 0 16-10s-9-10-16-10c-98 0-196 0-294 0-7 0-17 0-17 10s10 10 17 10c98 0 196 0 294 0zM311 114c7 0 16 0 16-9 0-10-9-10-16-10-98 0-196 0-294 0-7 0-17 0-17 10 0 9 10 9 17 9 98 0 196 0 294 0z">
              <text:p/>
            </draw:path>
            <draw:path draw:style-name="gr3" draw:text-style-name="P3" draw:layer="layout" svg:width="0.206cm" svg:height="0.335cm" svg:x="9.22cm" svg:y="8.277cm" svg:viewBox="0 0 207 336" svg:d="M207 169c0-39-3-78-20-115-22-46-63-54-83-54-30 0-66 13-86 59-15 33-18 71-18 110 0 38 1 81 22 118 21 40 58 49 82 49 26 0 62-9 85-57 15-33 18-71 18-110zM104 325c-20 0-49-11-58-58-5-30-5-74-5-104s0-63 4-89c10-59 46-63 59-63 15 0 47 9 57 57 5 27 5 65 5 95 0 37 0 70-5 102-7 46-35 60-57 60z">
              <text:p/>
            </draw:path>
          </draw:g>
        </draw:g>
        <draw:g>
          <svg:title>TexMaths</svg:title>
          <svg:desc>14§display§x_4=1§svg§600§FALSE§</svg:desc>
          <draw:g>
            <draw:path draw:style-name="gr2" draw:text-style-name="P2" draw:layer="layout" svg:width="1.311cm" svg:height="0.348cm" svg:x="9.97cm" svg:y="8.304cm" svg:viewBox="0 0 1312 349" svg:d="M656 349c-219 0-437 0-656 0 0-116 0-233 0-349 437 0 874 0 1312 0 0 116 0 233 0 349-219 0-438 0-656 0z">
              <text:p/>
            </draw:path>
            <draw:path draw:style-name="gr3" draw:text-style-name="P3" draw:layer="layout" svg:width="0.244cm" svg:height="0.219cm" svg:x="9.959cm" svg:y="8.389cm" svg:viewBox="0 0 245 220" svg:d="M151 68c3-14 14-58 48-58 2 0 14 0 25 7-14 3-24 14-24 26 0 7 6 17 18 17 11 0 27-8 27-28 0-26-28-32-45-32-29 0-46 25-52 36-12-32-39-36-53-36-52 0-80 63-80 74 0 6 6 6 7 6 3 0 5-2 6-6 17-52 49-64 66-64 9 0 26 4 26 33 0 16-8 48-26 116-7 31-25 50-46 50-3 0-14 0-26-5 13-3 24-13 24-27 0-12-11-17-18-17-15 0-28 13-28 28 0 23 25 32 46 32 34 0 50-33 52-36 5 18 24 36 53 36 50 0 78-62 78-75 0-4-4-4-5-4-4 0-6 1-6 6-17 51-50 62-66 62-19 0-26-15-26-32 0-10 3-21 8-42 6-22 11-44 17-67z">
              <text:p/>
            </draw:path>
            <draw:path draw:style-name="gr3" draw:text-style-name="P3" draw:layer="layout" svg:width="0.168cm" svg:height="0.229cm" svg:x="10.239cm" svg:y="8.448cm" svg:viewBox="0 0 169 230" svg:d="M169 174c0-4 0-8 0-12-12 0-25 0-38 0 0-51 0-102 0-152 0-9 0-10-8-10-4 0-6 0-8 4-39 53-77 105-115 158 0 4 0 8 0 12 34 0 68 0 102 0 0 10 0 19 0 28 0 12 0 16-28 16-3 0-6 0-10 0 0 4 0 8 0 12 19-1 39-1 52-1s35 0 52 1c0-4 0-8 0-12-3 0-6 0-9 0-28 0-28-4-28-16 0-9 0-18 0-28 13 0 26 0 38 0zM103 36c0 42 0 84 0 126-29 0-59 0-89 0 30-42 60-84 89-126z">
              <text:p/>
            </draw:path>
            <draw:path draw:style-name="gr3" draw:text-style-name="P3" draw:layer="layout" svg:width="0.325cm" svg:height="0.113cm" svg:x="10.611cm" svg:y="8.425cm" svg:viewBox="0 0 326 114" svg:d="M309 20c7 0 17 0 17-10s-10-10-16-10c-98 0-196 0-295 0-7 0-15 0-15 10s8 10 17 10c97 0 195 0 292 0zM310 114c6 0 16 0 16-9 0-10-10-10-17-10-97 0-195 0-292 0-9 0-17 0-17 10 0 9 8 9 15 9 99 0 197 0 295 0z">
              <text:p/>
            </draw:path>
            <draw:path draw:style-name="gr3" draw:text-style-name="P3" draw:layer="layout" svg:width="0.161cm" svg:height="0.324cm" svg:x="11.145cm" svg:y="8.279cm" svg:viewBox="0 0 162 325" svg:d="M101 13c0-12 0-13-12-13-30 32-74 32-89 32 0 5 0 9 0 14 10 0 39 0 64-13 0 85 0 170 0 254 0 17-1 23-46 23-5 0-10 0-15 0 0 5 0 10 0 15 17-1 60-1 80-1 19 0 61 0 79 1 0-5 0-10 0-15-5 0-10 0-15 0-45 0-46-4-46-23 0-91 0-183 0-274z">
              <text:p/>
            </draw:path>
          </draw:g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8T01:06:25.528810617</meta:creation-date>
    <dc:date>2022-03-28T03:23:04.063098974</dc:date>
    <meta:editing-duration>PT1H46M24S</meta:editing-duration>
    <meta:editing-cycles>9</meta:editing-cycles>
    <meta:generator>LibreOffice/7.2.6.2$Linux_X86_64 LibreOffice_project/20$Build-2</meta:generator>
    <meta:document-statistic meta:object-count="293"/>
  </office:meta>
</office:document-meta>
</file>